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1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11.52cm"/>
    </style:style>
    <style:style style:name="co4" style:family="table-column">
      <style:table-column-properties fo:break-before="auto" style:column-width="5.119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1.529cm"/>
    </style:style>
    <style:style style:name="co7" style:family="table-column">
      <style:table-column-properties fo:break-before="auto" style:column-width="6.772cm"/>
    </style:style>
    <style:style style:name="co8" style:family="table-column">
      <style:table-column-properties fo:break-before="auto" style:column-width="6.669cm"/>
    </style:style>
    <style:style style:name="co9" style:family="table-column">
      <style:table-column-properties fo:break-before="auto" style:column-width="2.773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1.284cm"/>
    </style:style>
    <style:style style:name="co12" style:family="table-column">
      <style:table-column-properties fo:break-before="auto" style:column-width="1.365cm"/>
    </style:style>
    <style:style style:name="co13" style:family="table-column">
      <style:table-column-properties fo:break-before="auto" style:column-width="2.014cm"/>
    </style:style>
    <style:style style:name="co14" style:family="table-column">
      <style:table-column-properties fo:break-before="auto" style:column-width="1.647cm"/>
    </style:style>
    <style:style style:name="co15" style:family="table-column">
      <style:table-column-properties fo:break-before="auto" style:column-width="2.545cm"/>
    </style:style>
    <style:style style:name="co16" style:family="table-column">
      <style:table-column-properties fo:break-before="auto" style:column-width="2.993cm"/>
    </style:style>
    <style:style style:name="co17" style:family="table-column">
      <style:table-column-properties fo:break-before="auto" style:column-width="2.815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.39cm"/>
    </style:style>
    <style:style style:name="co20" style:family="table-column">
      <style:table-column-properties fo:break-before="auto" style:column-width="1.198cm"/>
    </style:style>
    <style:style style:name="co21" style:family="table-column">
      <style:table-column-properties fo:break-before="auto" style:column-width="1.15cm"/>
    </style:style>
    <style:style style:name="co22" style:family="table-column">
      <style:table-column-properties fo:break-before="auto" style:column-width="0.958cm"/>
    </style:style>
    <style:style style:name="co23" style:family="table-column">
      <style:table-column-properties fo:break-before="auto" style:column-width="2.812cm"/>
    </style:style>
    <style:style style:name="co24" style:family="table-column">
      <style:table-column-properties fo:break-before="auto" style:column-width="1.318cm"/>
    </style:style>
    <style:style style:name="co25" style:family="table-column">
      <style:table-column-properties fo:break-before="auto" style:column-width="4.771cm"/>
    </style:style>
    <style:style style:name="co26" style:family="table-column">
      <style:table-column-properties fo:break-before="auto" style:column-width="6.955cm"/>
    </style:style>
    <style:style style:name="co27" style:family="table-column">
      <style:table-column-properties fo:break-before="auto" style:column-width="2.198cm"/>
    </style:style>
    <style:style style:name="co28" style:family="table-column">
      <style:table-column-properties fo:break-before="auto" style:column-width="6.405cm"/>
    </style:style>
    <style:style style:name="co29" style:family="table-column">
      <style:table-column-properties fo:break-before="auto" style:column-width="6.272cm"/>
    </style:style>
    <style:style style:name="co30" style:family="table-column">
      <style:table-column-properties fo:break-before="auto" style:column-width="9.62cm"/>
    </style:style>
    <style:style style:name="co31" style:family="table-column">
      <style:table-column-properties fo:break-before="auto" style:column-width="10.463cm"/>
    </style:style>
    <style:style style:name="co32" style:family="table-column">
      <style:table-column-properties fo:break-before="auto" style:column-width="2.45cm"/>
    </style:style>
    <style:style style:name="co33" style:family="table-column">
      <style:table-column-properties fo:break-before="auto" style:column-width="3.32cm"/>
    </style:style>
    <style:style style:name="co34" style:family="table-column">
      <style:table-column-properties fo:break-before="auto" style:column-width="2.028cm"/>
    </style:style>
    <style:style style:name="co35" style:family="table-column">
      <style:table-column-properties fo:break-before="auto" style:column-width="5.193cm"/>
    </style:style>
    <style:style style:name="co36" style:family="table-column">
      <style:table-column-properties fo:break-before="auto" style:column-width="3.794cm"/>
    </style:style>
    <style:style style:name="co37" style:family="table-column">
      <style:table-column-properties fo:break-before="auto" style:column-width="2.006cm"/>
    </style:style>
    <style:style style:name="co38" style:family="table-column">
      <style:table-column-properties fo:break-before="auto" style:column-width="2.459cm"/>
    </style:style>
    <style:style style:name="co39" style:family="table-column">
      <style:table-column-properties fo:break-before="auto" style:column-width="4.071cm"/>
    </style:style>
    <style:style style:name="co40" style:family="table-column">
      <style:table-column-properties fo:break-before="auto" style:column-width="7.454cm"/>
    </style:style>
    <style:style style:name="co41" style:family="table-column">
      <style:table-column-properties fo:break-before="auto" style:column-width="2.362cm"/>
    </style:style>
    <style:style style:name="co42" style:family="table-column">
      <style:table-column-properties fo:break-before="auto" style:column-width="2.182cm"/>
    </style:style>
    <style:style style:name="co43" style:family="table-column">
      <style:table-column-properties fo:break-before="auto" style:column-width="1.785cm"/>
    </style:style>
    <style:style style:name="co44" style:family="table-column">
      <style:table-column-properties fo:break-before="auto" style:column-width="3.08cm"/>
    </style:style>
    <style:style style:name="co45" style:family="table-column">
      <style:table-column-properties fo:break-before="auto" style:column-width="2.392cm"/>
    </style:style>
    <style:style style:name="co46" style:family="table-column">
      <style:table-column-properties fo:break-before="auto" style:column-width="2.579cm"/>
    </style:style>
    <style:style style:name="co47" style:family="table-column">
      <style:table-column-properties fo:break-before="auto" style:column-width="1.889cm"/>
    </style:style>
    <style:style style:name="co48" style:family="table-column">
      <style:table-column-properties fo:break-before="auto" style:column-width="4.577cm"/>
    </style:style>
    <style:style style:name="co49" style:family="table-column">
      <style:table-column-properties fo:break-before="auto" style:column-width="4.463cm"/>
    </style:style>
    <style:style style:name="co50" style:family="table-column">
      <style:table-column-properties fo:break-before="auto" style:column-width="5.147cm"/>
    </style:style>
    <style:style style:name="co51" style:family="table-column">
      <style:table-column-properties fo:break-before="auto" style:column-width="1.702cm"/>
    </style:style>
    <style:style style:name="co52" style:family="table-column">
      <style:table-column-properties fo:break-before="auto" style:column-width="1.995cm"/>
    </style:style>
    <style:style style:name="co53" style:family="table-column">
      <style:table-column-properties fo:break-before="auto" style:column-width="2.808cm"/>
    </style:style>
    <style:style style:name="co54" style:family="table-column">
      <style:table-column-properties fo:break-before="auto" style:column-width="2.12cm"/>
    </style:style>
    <style:style style:name="co55" style:family="table-column">
      <style:table-column-properties fo:break-before="auto" style:column-width="3.581cm"/>
    </style:style>
    <style:style style:name="co56" style:family="table-column">
      <style:table-column-properties fo:break-before="auto" style:column-width="2.224cm"/>
    </style:style>
    <style:style style:name="co57" style:family="table-column">
      <style:table-column-properties fo:break-before="auto" style:column-width="2.663cm"/>
    </style:style>
    <style:style style:name="co58" style:family="table-column">
      <style:table-column-properties fo:break-before="auto" style:column-width="4.814cm"/>
    </style:style>
    <style:style style:name="co59" style:family="table-column">
      <style:table-column-properties fo:break-before="auto" style:column-width="2.7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6cm" fo:break-before="auto" style:use-optimal-row-height="true"/>
    </style:style>
    <style:style style:name="ro3" style:family="table-row">
      <style:table-row-properties style:row-height="2.155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89cm" fo:break-before="auto" style:use-optimal-row-height="false"/>
    </style:style>
    <style:style style:name="ro9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normal" style:font-weight-asian="normal" style:font-weight-complex="normal"/>
    </style:style>
    <style:style style:name="ce5" style:family="table-cell" style:parent-style-name="Default">
      <style:table-cell-properties fo:background-color="#0000ff" style:text-align-source="value-type" style:repeat-content="false"/>
      <style:paragraph-properties fo:margin-left="0cm"/>
      <style:text-properties fo:color="#ffffff" fo:font-weight="normal" style:font-weight-asian="normal" style:font-weight-complex="normal"/>
    </style:style>
    <style:style style:name="ce6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660066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  <style:text-properties fo:color="#660066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normal" style:font-weight-asian="normal" style:font-weight-complex="normal"/>
    </style:style>
    <style:style style:name="ce11" style:family="table-cell" style:parent-style-name="Default">
      <style:table-cell-properties fo:background-color="#ffffcc"/>
    </style:style>
    <style:style style:name="ce12" style:family="table-cell" style:parent-style-name="Default">
      <style:text-properties style:font-name-asian="DejaVu Sans" style:font-size-asian="12pt" style:font-name-complex="Tahoma" style:font-size-complex="12pt"/>
    </style:style>
    <style:style style:name="ce13" style:family="table-cell" style:parent-style-name="Default">
      <style:text-properties style:font-name="Arial" style:font-name-asian="DejaVu Sans" style:font-name-complex="Tahoma"/>
    </style:style>
    <style:style style:name="ce14" style:family="table-cell" style:parent-style-name="Default">
      <style:text-properties style:font-name="Arial" fo:font-size="12pt" style:font-name-asian="DejaVu Sans" style:font-size-asian="12pt" style:font-name-complex="Tahoma" style:font-size-complex="12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fcc"/>
      <style:text-properties fo:color="#660066"/>
    </style:style>
    <style:style style:name="ce20" style:family="table-cell" style:parent-style-name="Default">
      <style:table-cell-properties fo:background-color="#ffffcc" style:text-align-source="value-type" style:repeat-content="false"/>
      <style:paragraph-properties fo:margin-left="0cm"/>
      <style:text-properties fo:color="#660066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0000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ext-properties fo:color="#6600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00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6600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odule_wis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9"/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>
            <text:p>Field</text:p>
          </table:table-cell>
          <table:table-cell table:style-name="ce6" office:value-type="string">
            <text:p>Detail</text:p>
          </table:table-cell>
          <table:table-cell table:style-name="ce6" office:value-type="string">
            <text:p>Possible Value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3" office:value-type="string">
            <text:p>Sr TL name</text:p>
          </table:table-cell>
          <table:table-cell table:style-name="ce1" office:value-type="string">
            <text:p>Name of sr Dev TL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TL Name</text:p>
          </table:table-cell>
          <table:table-cell table:style-name="ce1" office:value-type="string">
            <text:p>Name of Dev TL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FROM PROJECT</text:p>
          </table:table-cell>
          <table:table-cell table:style-name="ce1" office:value-type="string">
            <text:p>name of your project which make call into/use other project (FAS for now)</text:p>
          </table:table-cell>
          <table:table-cell table:number-columns-repeated="14"/>
        </table:table-row>
        <table:table-row table:style-name="ro2">
          <table:table-cell table:style-name="ce1"/>
          <table:table-cell table:style-name="ce3" office:value-type="string">
            <text:p>FROM TECH</text:p>
          </table:table-cell>
          <table:table-cell table:style-name="ce1" office:value-type="string">
            <text:p>technology of the module of your project which makes call right now</text:p>
          </table:table-cell>
          <table:table-cell office:value-type="string">
            <text:p>Java, </text:p>
            <text:p>oracle, </text:p>
            <text:p>mysql, </text:p>
            <text:p>Php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3" office:value-type="string">
            <text:p>TO PROJECT</text:p>
          </table:table-cell>
          <table:table-cell table:style-name="ce1" office:value-type="string">
            <text:p>the project in which your project makes call (FAS for now)</text:p>
          </table:table-cell>
          <table:table-cell office:value-type="string">
            <text:p>FAS</text:p>
          </table:table-cell>
          <table:table-cell table:number-columns-repeated="13"/>
        </table:table-row>
        <table:table-row table:style-name="ro3">
          <table:table-cell table:style-name="ce1"/>
          <table:table-cell table:style-name="ce3" office:value-type="string">
            <text:p>TO TECH</text:p>
          </table:table-cell>
          <table:table-cell table:style-name="ce1" office:value-type="string">
            <text:p>technology used to make call into other project</text:p>
          </table:table-cell>
          <table:table-cell office:value-type="string">
            <text:p>Java jar, </text:p>
            <text:p>oracle procedure, </text:p>
            <text:p>mysql procedure, </text:p>
            <text:p>php direct SQL, </text:p>
            <text:p>jdbc direct SQL, other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3" office:value-type="string">
            <text:p>TO TECH_OTHER</text:p>
          </table:table-cell>
          <table:table-cell table:style-name="ce1" office:value-type="string">
            <text:p>specify if you have selected other in TO_TECH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MODULE</text:p>
          </table:table-cell>
          <table:table-cell table:style-name="ce1" office:value-type="string">
            <text:p>name of a module on your project which makes call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Activity Details</text:p>
          </table:table-cell>
          <table:table-cell table:style-name="ce1" office:value-type="string">
            <text:p>why it go for other project and what is done in other project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TABLE USED</text:p>
          </table:table-cell>
          <table:table-cell table:style-name="ce1" office:value-type="string">
            <text:p>table of other project</text:p>
          </table:table-cell>
          <table:table-cell table:number-columns-repeated="14"/>
        </table:table-row>
        <table:table-row table:style-name="ro4">
          <table:table-cell table:style-name="ce1"/>
          <table:table-cell table:style-name="ce3" office:value-type="string">
            <text:p>ACCESS</text:p>
          </table:table-cell>
          <table:table-cell table:style-name="ce1" office:value-type="string">
            <text:p>access type</text:p>
          </table:table-cell>
          <table:table-cell office:value-type="string">
            <text:p>read, </text:p>
            <text:p>write, </text:p>
            <text:p>Both</text:p>
          </table:table-cell>
          <table:table-cell table:number-columns-repeated="13"/>
        </table:table-row>
        <table:table-row table:style-name="ro5">
          <table:table-cell table:style-name="ce1"/>
          <table:table-cell table:style-name="ce3" office:value-type="string">
            <text:p>Is in Batch</text:p>
          </table:table-cell>
          <table:table-cell table:style-name="ce1" office:value-type="string">
            <text:p>if it happens in a loop, batch</text:p>
          </table:table-cell>
          <table:table-cell office:value-type="string">
            <text:p>yes, </text:p>
            <text:p>No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3" office:value-type="string">
            <text:p>Max Batch size</text:p>
          </table:table-cell>
          <table:table-cell table:style-name="ce1" office:value-type="string">
            <text:p>if it is in batch, loop then approximate maximum no of instance, batch size 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Modularity</text:p>
          </table:table-cell>
          <table:table-cell table:style-name="ce1" office:value-type="string">
            <text:p>it your module use common function for this activity or direct written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3" office:value-type="string">
            <text:p>Complexity of query</text:p>
          </table:table-cell>
          <table:table-cell table:style-name="ce3" office:value-type="string">
            <text:p>Complexity of query</text:p>
          </table:table-cell>
          <table:table-cell office:value-type="string">
            <text:p>Simple / inner join / function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>
            <text:p>Solution</text:p>
          </table:table-cell>
          <table:table-cell office:value-type="string">
            <text:p>we will write solution to apply</text:p>
          </table:table-cell>
          <table:table-cell table:style-name="ce7" office:value-type="string">
            <text:p>will be filled by integration team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>
            <text:p>Service Name</text:p>
          </table:table-cell>
          <table:table-cell office:value-type="string">
            <text:p>we will provide you service name to use</text:p>
          </table:table-cell>
          <table:table-cell table:style-name="ce7" office:value-type="string">
            <text:p>will be filled by integration team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>
            <text:p>Service readiness</text:p>
          </table:table-cell>
          <table:table-cell office:value-type="string">
            <text:p>service status, if ready then you can start working on it</text:p>
          </table:table-cell>
          <table:table-cell table:style-name="ce7" office:value-type="string">
            <text:p>will be filled by integration team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>
            <text:p>Action Needed</text:p>
          </table:table-cell>
          <table:table-cell office:value-type="string">
            <text:p>indicates weather you have to wait for us or star working on it</text:p>
          </table:table-cell>
          <table:table-cell table:style-name="ce7" office:value-type="string">
            <text:p>will be filled by integration team</text:p>
          </table:table-cell>
          <table:table-cell table:number-columns-repeated="13"/>
        </table:table-row>
        <table:table-row table:style-name="ro1" table:number-rows-repeated="1007">
          <table:table-cell/>
          <table:table-cell table:style-name="ce3"/>
          <table:table-cell table:number-columns-repeated="15"/>
        </table:table-row>
        <table:table-row table:style-name="ro1" table:number-rows-repeated="6450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fund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9"/>
        <table:table-column table:style-name="co18" table:number-columns-repeated="1005" table:default-cell-style-name="Default"/>
        <table:table-row table:style-name="ro1">
          <table:table-cell table:style-name="ce10" office:value-type="string">
            <text:p>Sr TL name</text:p>
          </table:table-cell>
          <table:table-cell table:style-name="ce10" office:value-type="string">
            <text:p>TL Name</text:p>
          </table:table-cell>
          <table:table-cell table:style-name="ce10" office:value-type="string">
            <text:p>FROM PROJECT</text:p>
          </table:table-cell>
          <table:table-cell table:style-name="ce10" office:value-type="string">
            <text:p>FROM TECH</text:p>
          </table:table-cell>
          <table:table-cell table:style-name="ce10" office:value-type="string">
            <text:p>TO PROJECT</text:p>
          </table:table-cell>
          <table:table-cell table:style-name="ce10" office:value-type="string">
            <text:p>TO TECH</text:p>
          </table:table-cell>
          <table:table-cell table:style-name="ce10" office:value-type="string">
            <text:p>Page/PL SQL</text:p>
          </table:table-cell>
          <table:table-cell table:style-name="ce10" office:value-type="string">
            <text:p>MODULE</text:p>
          </table:table-cell>
          <table:table-cell table:style-name="ce10" office:value-type="string">
            <text:p>Activity Details</text:p>
          </table:table-cell>
          <table:table-cell table:style-name="ce10" office:value-type="string">
            <text:p>TABLE USED</text:p>
          </table:table-cell>
          <table:table-cell table:style-name="ce10" office:value-type="string">
            <text:p>ACCESS</text:p>
          </table:table-cell>
          <table:table-cell table:style-name="ce10" office:value-type="string">
            <text:p>Is in Batch</text:p>
          </table:table-cell>
          <table:table-cell table:style-name="ce10" office:value-type="string">
            <text:p>Max Batch size</text:p>
          </table:table-cell>
          <table:table-cell table:style-name="ce10" office:value-type="string">
            <text:p>Modularity</text:p>
          </table:table-cell>
          <table:table-cell table:style-name="ce10" office:value-type="string">
            <text:p>Complexity of query</text:p>
          </table:table-cell>
          <table:table-cell table:style-name="ce4" office:value-type="string">
            <text:p>Solution</text:p>
          </table:table-cell>
          <table:table-cell table:style-name="ce4" office:value-type="string">
            <text:p>Service Name</text:p>
          </table:table-cell>
          <table:table-cell table:style-name="ce4" office:value-type="string">
            <text:p>Service readiness</text:p>
          </table:table-cell>
          <table:table-cell table:style-name="ce5" office:value-type="string">
            <text:p>Action Needed</text:p>
          </table:table-cell>
          <table:table-cell table:style-name="ce10" table:number-columns-repeated="1005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unmark_folio</text:p>
          </table:table-cell>
          <table:table-cell office:value-type="string">
            <text:p><text:s text:c="2"/>Unmark and Delete UF/TR</text:p>
          </table:table-cell>
          <table:table-cell office:value-type="string">
            <text:p>update</text:p>
          </table:table-cell>
          <table:table-cell office:value-type="string">
            <text:p>MFTRAN.FOLIOTRN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rokerTagging</text:p>
          </table:table-cell>
          <table:table-cell office:value-type="string">
            <text:p>Account Tagging</text:p>
          </table:table-cell>
          <table:table-cell office:value-type="string">
            <text:p>select query,Update query</text:p>
          </table:table-cell>
          <table:table-cell office:value-type="string">
            <text:p>MFTRAN.ACCOUNT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rokerTagging</text:p>
          </table:table-cell>
          <table:table-cell office:value-type="string">
            <text:p>Account Tagging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rokerTagging_list</text:p>
          </table:table-cell>
          <table:table-cell office:value-type="string">
            <text:p>Account Tagging with listing</text:p>
          </table:table-cell>
          <table:table-cell office:value-type="string">
            <text:p>select query,Update query</text:p>
          </table:table-cell>
          <table:table-cell office:value-type="string">
            <text:p>MFTRAN.ACCOUNT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rokerTagging_list</text:p>
          </table:table-cell>
          <table:table-cell office:value-type="string">
            <text:p>Account Tagging with listing</text:p>
          </table:table-cell>
          <table:table-cell office:value-type="string">
            <text:p>select query</text:p>
          </table:table-cell>
          <table:table-cell office:value-type="string">
            <text:p>MFTRAN.GRP_A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rokerTagging_list</text:p>
          </table:table-cell>
          <table:table-cell office:value-type="string">
            <text:p>Account Tagging with listing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brokerTagging_list</text:p>
          </table:table-cell>
          <table:table-cell office:value-type="string">
            <text:p>Account Tagging with listing</text:p>
          </table:table-cell>
          <table:table-cell office:value-type="string">
            <text:p>select query</text:p>
          </table:table-cell>
          <table:table-cell office:value-type="string">
            <text:p>MFTRAN.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2" office:value-type="string">
            <text:p>advancebillpen_menu_AM – By function_billproc</text:p>
          </table:table-cell>
          <table:table-cell office:value-type="string">
            <text:p>AM Upfront/Trail</text:p>
          </table:table-cell>
          <table:table-cell office:value-type="string">
            <text:p>select query</text:p>
          </table:table-cell>
          <table:table-cell office:value-type="string">
            <text:p>MFTRAN.SERVIC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2" office:value-type="string">
            <text:p>advancebillpen_menu_AM – By function_billproc</text:p>
          </table:table-cell>
          <table:table-cell office:value-type="string">
            <text:p>AM Upfront/Trail</text:p>
          </table:table-cell>
          <table:table-cell office:value-type="string">
            <text:p>select query</text:p>
          </table:table-cell>
          <table:table-cell office:value-type="string">
            <text:p>MFTRAN.TARIFF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amc_contact_menu</text:p>
          </table:table-cell>
          <table:table-cell office:value-type="string">
            <text:p>AMC Contact Person</text:p>
          </table:table-cell>
          <table:table-cell office:value-type="string">
            <text:p>select query</text:p>
          </table:table-cell>
          <table:table-cell office:value-type="string">
            <text:p>MFTRAN.REG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,delete query</text:p>
          </table:table-cell>
          <table:table-cell office:value-type="string">
            <text:p>MFTRAN.AUM_BR_BAL_SCH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insert</text:p>
          </table:table-cell>
          <table:table-cell office:value-type="string">
            <text:p>MFTRAN.AUM_BR_BAL_SCH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,delete,insert</text:p>
          </table:table-cell>
          <table:table-cell office:value-type="string">
            <text:p>MFTRAN.AUM_BR_NAV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delete query,insert,select</text:p>
          </table:table-cell>
          <table:table-cell office:value-type="string">
            <text:p>MFTRAN.AUM_BR_RED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,insert</text:p>
          </table:table-cell>
          <table:table-cell office:value-type="string">
            <text:p>MFTRAN.AUM_BROK</text:p>
          </table:table-cell>
          <table:table-cell office:value-type="string">
            <text:p>Read.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,Update query</text:p>
          </table:table-cell>
          <table:table-cell office:value-type="string">
            <text:p>MFTRAN.AUM_BROK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AUM_BROK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BR_CATEGORY_SUBTYP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BR_SUBCATEGORY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partner_subcat_update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BR_SUBCATEGORY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partner_subcat_update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BRSUBCAT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CLIENTSERVIC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FOLIORE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partner_subcat_update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partner_subcat_update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LOCAT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MUTRAT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artner_subcat_update -MFTRAN.PROC_AUM_BROKERWISE(procedure)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REDFOLIO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partner_subcat_update</text:p>
          </table:table-cell>
          <table:table-cell office:value-type="string">
            <text:p>Auto Subcategory Shift </text:p>
          </table:table-cell>
          <table:table-cell office:value-type="string">
            <text:p>select query</text:p>
          </table:table-cell>
          <table:table-cell office:value-type="string">
            <text:p>MFTRAN.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partner_subcat_update</text:p>
          </table:table-cell>
          <table:table-cell office:value-type="string">
            <text:p>Auto Subcategory Shift </text:p>
          </table:table-cell>
          <table:table-cell office:value-type="string">
            <text:p>update,insert,select</text:p>
          </table:table-cell>
          <table:table-cell office:value-type="string">
            <text:p>MFTRAN.SUBCAT_SHIFT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ill_pay_utility_ENET</text:p>
          </table:table-cell>
          <table:table-cell office:value-type="string">
            <text:p>Bill Payment Utility</text:p>
          </table:table-cell>
          <table:table-cell office:value-type="string">
            <text:p>select query</text:p>
          </table:table-cell>
          <table:table-cell office:value-type="string">
            <text:p>MFTRAN.DIRECT_CREDI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ill_payment_utility</text:p>
          </table:table-cell>
          <table:table-cell office:value-type="string">
            <text:p>Bill Payment Utility</text:p>
          </table:table-cell>
          <table:table-cell office:value-type="string">
            <text:p>select query</text:p>
          </table:table-cell>
          <table:table-cell office:value-type="string">
            <text:p>MFTRAN.DIRECT_CREDI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ill_pay_utility_ENET</text:p>
          </table:table-cell>
          <table:table-cell office:value-type="string">
            <text:p>Bill Payment Utility</text:p>
          </table:table-cell>
          <table:table-cell office:value-type="string">
            <text:p>select query</text:p>
          </table:table-cell>
          <table:table-cell table:style-name="ce17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ill_pay_utility_ENET</text:p>
          </table:table-cell>
          <table:table-cell office:value-type="string">
            <text:p>Bill Payment Utility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ill_payutility</text:p>
          </table:table-cell>
          <table:table-cell office:value-type="string">
            <text:p>Bill processed Payment Utility</text:p>
          </table:table-cell>
          <table:table-cell office:value-type="string">
            <text:p>select query</text:p>
          </table:table-cell>
          <table:table-cell office:value-type="string">
            <text:p>MFTRAN.DIRECT_CREDI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ill_payutility</text:p>
          </table:table-cell>
          <table:table-cell office:value-type="string">
            <text:p>Bill processed Payment Utility</text:p>
          </table:table-cell>
          <table:table-cell office:value-type="string">
            <text:p>select query</text:p>
          </table:table-cell>
          <table:table-cell office:value-type="string">
            <text:p>MFTRAN.GRP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insert</text:p>
          </table:table-cell>
          <table:table-cell office:value-type="string">
            <text:p>MFTRAN.AM_MAST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,insert</text:p>
          </table:table-cell>
          <table:table-cell office:value-type="string">
            <text:p>MFTRAN.AM_REGION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update,insert</text:p>
          </table:table-cell>
          <table:table-cell office:value-type="string">
            <text:p>MFTRAN.AM_SERVICE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CLIENTSERVIC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,Update query</text:p>
          </table:table-cell>
          <table:table-cell office:value-type="string">
            <text:p>MFTRAN.GRPMST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,insert</text:p>
          </table:table-cell>
          <table:table-cell office:value-type="string">
            <text:p>MFTRAN.GRPMST_LOG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,Update query,insert</text:p>
          </table:table-cell>
          <table:table-cell office:value-type="string">
            <text:p>MFTRAN.LOG_MASTER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ME_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ME_SERVIC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AM_shift</text:p>
          </table:table-cell>
          <table:table-cell office:value-type="string">
            <text:p>Broker Shift as AM/XP</text:p>
          </table:table-cell>
          <table:table-cell office:value-type="string">
            <text:p>select query</text:p>
          </table:table-cell>
          <table:table-cell office:value-type="string">
            <text:p>MFTRAN.TARIFF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rsubcatmast</text:p>
          </table:table-cell>
          <table:table-cell office:value-type="string">
            <text:p>Broker's SubCategory</text:p>
          </table:table-cell>
          <table:table-cell office:value-type="string">
            <text:p>select query</text:p>
          </table:table-cell>
          <table:table-cell office:value-type="string">
            <text:p>MFTRAN.BRCAT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rsubcatmast</text:p>
          </table:table-cell>
          <table:table-cell office:value-type="string">
            <text:p>Broker's SubCategory</text:p>
          </table:table-cell>
          <table:table-cell office:value-type="string">
            <text:p>select query,insert,update</text:p>
          </table:table-cell>
          <table:table-cell office:value-type="string">
            <text:p>MFTRAN.brsubcatmast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rsubcatmast</text:p>
          </table:table-cell>
          <table:table-cell office:value-type="string">
            <text:p>Broker's SubCategory</text:p>
          </table:table-cell>
          <table:table-cell office:value-type="string">
            <text:p>select query,delete</text:p>
          </table:table-cell>
          <table:table-cell office:value-type="string">
            <text:p>MFTRAN.subcat_shift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r_Subcategory</text:p>
          </table:table-cell>
          <table:table-cell office:value-type="string">
            <text:p>Broker's SubCategory AUM Wise</text:p>
          </table:table-cell>
          <table:table-cell office:value-type="string">
            <text:p>select query</text:p>
          </table:table-cell>
          <table:table-cell office:value-type="string">
            <text:p>MFTRAN.BR_SUBCATEGORY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insert</text:p>
          </table:table-cell>
          <table:table-cell office:value-type="string">
            <text:p>MFTRAN.BAD_ME_PROFILE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CLIENTSERVIC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select query,Update query</text:p>
          </table:table-cell>
          <table:table-cell office:value-type="string">
            <text:p>MFTRAN.GRPMST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select query,insert</text:p>
          </table:table-cell>
          <table:table-cell office:value-type="string">
            <text:p>MFTRAN.GRPMST_LOG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ME_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ME_SERVIC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update</text:p>
          </table:table-cell>
          <table:table-cell office:value-type="string">
            <text:p>MFTRAN.ME_SERVICE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insert</text:p>
          </table:table-cell>
          <table:table-cell office:value-type="string">
            <text:p>MFTRAN.ME_SERVICE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ME_SERVIC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MIS_PROFRECURSIVE_TEMP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PROF_DESIG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IS</text:p>
          </table:table-cell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PROF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IS</text:p>
          </table:table-cell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insert</text:p>
          </table:table-cell>
          <table:table-cell office:value-type="string">
            <text:p>MFTRAN.PROF_MAST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IS</text:p>
          </table:table-cell>
          <table:table-cell office:value-type="string">
            <text:p>Oracle</text:p>
          </table:table-cell>
          <table:table-cell office:value-type="string">
            <text:p>MEProfileUtils</text:p>
          </table:table-cell>
          <table:table-cell office:value-type="string">
            <text:p>Broker/Client Shift to ME/AM/XP</text:p>
          </table:table-cell>
          <table:table-cell office:value-type="string">
            <text:p>update</text:p>
          </table:table-cell>
          <table:table-cell office:value-type="string">
            <text:p>MFTRAN.PROF_MAST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me_shift_br</text:p>
          </table:table-cell>
          <table:table-cell office:value-type="string">
            <text:p>Broker/Client Shift to ME/AM/XP</text:p>
          </table:table-cell>
          <table:table-cell office:value-type="string">
            <text:p>select query</text:p>
          </table:table-cell>
          <table:table-cell office:value-type="string">
            <text:p>MFTRAN.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candidate_merge</text:p>
          </table:table-cell>
          <table:table-cell office:value-type="string">
            <text:p>Candidate Merge Utility</text:p>
          </table:table-cell>
          <table:table-cell office:value-type="string">
            <text:p>update</text:p>
          </table:table-cell>
          <table:table-cell office:value-type="string">
            <text:p>AMFIMONITOR.EXAMCANDIDATE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candidate_merge</text:p>
          </table:table-cell>
          <table:table-cell office:value-type="string">
            <text:p>Candidate Merge Utility</text:p>
          </table:table-cell>
          <table:table-cell office:value-type="string">
            <text:p>delete</text:p>
          </table:table-cell>
          <table:table-cell office:value-type="string">
            <text:p>AMFIMONITOR.EXAMCANDIDATE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candidate_merge</text:p>
          </table:table-cell>
          <table:table-cell office:value-type="string">
            <text:p>Candidate Merge Utility</text:p>
          </table:table-cell>
          <table:table-cell office:value-type="string">
            <text:p>select query,Update query</text:p>
          </table:table-cell>
          <table:table-cell office:value-type="string">
            <text:p>NJINDIAINVEST.TRAINEE_MASTER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candidate_merge</text:p>
          </table:table-cell>
          <table:table-cell office:value-type="string">
            <text:p>Candidate Merge Utility</text:p>
          </table:table-cell>
          <table:table-cell office:value-type="string">
            <text:p>select query</text:p>
          </table:table-cell>
          <table:table-cell office:value-type="string">
            <text:p>njindiainvest.TRAINEE_MAST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6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Correction_In_Name</text:p>
          </table:table-cell>
          <table:table-cell table:style-name="ce15" office:value-type="string">
            <text:p>Candidate Name Correction Utility</text:p>
          </table:table-cell>
          <table:table-cell office:value-type="string">
            <text:p>update</text:p>
          </table:table-cell>
          <table:table-cell office:value-type="string">
            <text:p>AMFIMONITOR.CANDIDATEMAST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6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Correction_In_Name</text:p>
          </table:table-cell>
          <table:table-cell table:style-name="ce15" office:value-type="string">
            <text:p>Candidate Name Correction Utility</text:p>
          </table:table-cell>
          <table:table-cell office:value-type="string">
            <text:p>update</text:p>
          </table:table-cell>
          <table:table-cell office:value-type="string">
            <text:p>NJINDIAINVEST.TRAINEE_MAST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ptcat_shift</text:p>
          </table:table-cell>
          <table:table-cell office:value-type="string">
            <text:p>Category Shift Report</text:p>
          </table:table-cell>
          <table:table-cell office:value-type="string">
            <text:p>select query</text:p>
          </table:table-cell>
          <table:table-cell office:value-type="string">
            <text:p>MFTRAN.CAT_SHIF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ptcat_shift</text:p>
          </table:table-cell>
          <table:table-cell office:value-type="string">
            <text:p>Category Shift 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MYSQL</text:p>
          </table:table-cell>
          <table:table-cell office:value-type="string">
            <text:p>bill_printoption_download</text:p>
          </table:table-cell>
          <table:table-cell office:value-type="string">
            <text:p>Data Download for Bill Option</text:p>
          </table:table-cell>
          <table:table-cell office:value-type="string">
            <text:p>select query</text:p>
          </table:table-cell>
          <table:table-cell office:value-type="string">
            <text:p>MFTRAN.BILL_OPT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valuepack_billproc_download</text:p>
          </table:table-cell>
          <table:table-cell office:value-type="string">
            <text:p>Data Download for Value Pack</text:p>
          </table:table-cell>
          <table:table-cell office:value-type="string">
            <text:p>select query,Update query</text:p>
          </table:table-cell>
          <table:table-cell office:value-type="string">
            <text:p>AMFIMONITOR.CANDIDATEMASTER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valuepack_billproc_download</text:p>
          </table:table-cell>
          <table:table-cell office:value-type="string">
            <text:p>Data Download for Value Pack</text:p>
          </table:table-cell>
          <table:table-cell office:value-type="string">
            <text:p>update</text:p>
          </table:table-cell>
          <table:table-cell office:value-type="string">
            <text:p>AMFIMONITOR.EXAMCANDIDATE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valuepack_billproc_download</text:p>
          </table:table-cell>
          <table:table-cell office:value-type="string">
            <text:p>Data Download for Value Pack</text:p>
          </table:table-cell>
          <table:table-cell office:value-type="string">
            <text:p>select query,Update query</text:p>
          </table:table-cell>
          <table:table-cell office:value-type="string">
            <text:p>AMFIMONITOR.VP_CASHBACK</text:p>
          </table:table-cell>
          <table:table-cell office:value-type="string">
            <text:p>Read,write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hivam</text:p>
          </table:table-cell>
          <table:table-cell table:style-name="ce11" office:value-type="string">
            <text:p>krunal</text:p>
          </table:table-cell>
          <table:table-cell table:style-name="ce11" office:value-type="string">
            <text:p>Mfund</text:p>
          </table:table-cell>
          <table:table-cell table:style-name="ce11" office:value-type="string">
            <text:p>Java</text:p>
          </table:table-cell>
          <table:table-cell table:style-name="ce11" office:value-type="string">
            <text:p>NJHR</text:p>
          </table:table-cell>
          <table:table-cell table:style-name="ce11" office:value-type="string">
            <text:p>MYSQL</text:p>
          </table:table-cell>
          <table:table-cell table:style-name="ce11" office:value-type="string">
            <text:p>valuepack_billproc_download</text:p>
          </table:table-cell>
          <table:table-cell table:style-name="ce11" office:value-type="string">
            <text:p>Data Download for Value Pack</text:p>
          </table:table-cell>
          <table:table-cell table:style-name="ce11" office:value-type="string">
            <text:p>select query,Update query</text:p>
          </table:table-cell>
          <table:table-cell table:style-name="ce11" office:value-type="string">
            <text:p>NJHR.TRAINEE_MAST</text:p>
          </table:table-cell>
          <table:table-cell office:value-type="string">
            <text:p>Read,write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MYSQL</text:p>
          </table:table-cell>
          <table:table-cell office:value-type="string">
            <text:p>valuepack_billproc_download</text:p>
          </table:table-cell>
          <table:table-cell office:value-type="string">
            <text:p>Data Download for Value Pack</text:p>
          </table:table-cell>
          <table:table-cell office:value-type="string">
            <text:p>select query</text:p>
          </table:table-cell>
          <table:table-cell office:value-type="string">
            <text:p>njindiainvest.GEO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MYSQL</text:p>
          </table:table-cell>
          <table:table-cell office:value-type="string">
            <text:p>valuepack_billproc_download</text:p>
          </table:table-cell>
          <table:table-cell office:value-type="string">
            <text:p>Data Download for Value Pack</text:p>
          </table:table-cell>
          <table:table-cell office:value-type="string">
            <text:p>select query</text:p>
          </table:table-cell>
          <table:table-cell office:value-type="string">
            <text:p>njindiainvest.SOURCE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valuepack_billproc_download</text:p>
          </table:table-cell>
          <table:table-cell office:value-type="string">
            <text:p>Data download for valuepack</text:p>
          </table:table-cell>
          <table:table-cell office:value-type="string">
            <text:p>select query</text:p>
          </table:table-cell>
          <table:table-cell office:value-type="string">
            <text:p>mftran.LOCAT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daycalmenu</text:p>
          </table:table-cell>
          <table:table-cell office:value-type="string">
            <text:p>Days Calculation for Annualised Brokerage</text:p>
          </table:table-cell>
          <table:table-cell office:value-type="string">
            <text:p>select query</text:p>
          </table:table-cell>
          <table:table-cell office:value-type="string">
            <text:p>MFTRAN.COMPANY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daycalmenu</text:p>
          </table:table-cell>
          <table:table-cell office:value-type="string">
            <text:p>Days Calculation for Annualised Brokerage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COMPANY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FOLIORE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MUTRAT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SCHSUBTYP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rpt_aum</text:p>
          </table:table-cell>
          <table:table-cell office:value-type="string">
            <text:p>General AUM</text:p>
          </table:table-cell>
          <table:table-cell office:value-type="string">
            <text:p>select query</text:p>
          </table:table-cell>
          <table:table-cell office:value-type="string">
            <text:p>MFTRAN.SCHTYP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IncomeReport_UF_Model</text:p>
          </table:table-cell>
          <table:table-cell office:value-type="string">
            <text:p>Income Vs Bill (UF Income Report)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IncomeReport_UF_Model</text:p>
          </table:table-cell>
          <table:table-cell office:value-type="string">
            <text:p>Income Vs Bill (UF Income Report)</text:p>
          </table:table-cell>
          <table:table-cell office:value-type="string">
            <text:p>select query</text:p>
          </table:table-cell>
          <table:table-cell office:value-type="string">
            <text:p>MFTRAN.BR_CHANG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IncomeReport_UF_Model</text:p>
          </table:table-cell>
          <table:table-cell office:value-type="string">
            <text:p>Income Vs Bill (UF Income Report)</text:p>
          </table:table-cell>
          <table:table-cell office:value-type="string">
            <text:p>select query</text:p>
          </table:table-cell>
          <table:table-cell office:value-type="string">
            <text:p>MFTRAN.BR_CHANGE_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IncomeReport_UF_Model</text:p>
          </table:table-cell>
          <table:table-cell office:value-type="string">
            <text:p>Income Vs Bill (UF Income Report)</text:p>
          </table:table-cell>
          <table:table-cell office:value-type="string">
            <text:p>select query</text:p>
          </table:table-cell>
          <table:table-cell office:value-type="string">
            <text:p>MFTRAN.foliore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IncomeReport_UF_Model</text:p>
          </table:table-cell>
          <table:table-cell office:value-type="string">
            <text:p>Income Vs Bill (UF Income Report)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IncomeReport_UF_Model</text:p>
          </table:table-cell>
          <table:table-cell office:value-type="string">
            <text:p>Income Vs Bill (UF Income Report)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IncomeReport_UF_Model</text:p>
          </table:table-cell>
          <table:table-cell office:value-type="string">
            <text:p>Income Vs Bill (UF Income Report)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KydFileImportReportDataManager</text:p>
          </table:table-cell>
          <table:table-cell office:value-type="string">
            <text:p>KYD File Import 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ocess_TR_Trxn_Del</text:p>
          </table:table-cell>
          <table:table-cell office:value-type="string">
            <text:p>mastmenu_new</text:p>
          </table:table-cell>
          <table:table-cell office:value-type="string">
            <text:p>update,select query</text:p>
          </table:table-cell>
          <table:table-cell office:value-type="string">
            <text:p>MFTRAN.FOLIOTRN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pt_partner_subcat.java</text:p>
          </table:table-cell>
          <table:table-cell office:value-type="string">
            <text:p>Partner's subcategory Report</text:p>
          </table:table-cell>
          <table:table-cell office:value-type="string">
            <text:p>select query</text:p>
          </table:table-cell>
          <table:table-cell office:value-type="string">
            <text:p>MFTRAN.BRSUBCAT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rpt_partner_subcat.java</text:p>
          </table:table-cell>
          <table:table-cell office:value-type="string">
            <text:p>Partner's subcategory 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3" office:value-type="string">
            <text:p>rpt_partner_subcat.java – by function</text:p>
          </table:table-cell>
          <table:table-cell office:value-type="string">
            <text:p>Partner's subcategory Report</text:p>
          </table:table-cell>
          <table:table-cell office:value-type="string">
            <text:p>select query</text:p>
          </table:table-cell>
          <table:table-cell office:value-type="string">
            <text:p>mftran.LOCAT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endingQueryTrEntity</text:p>
          </table:table-cell>
          <table:table-cell office:value-type="string">
            <text:p>Pending Query Report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PendingQueryTrEntity</text:p>
          </table:table-cell>
          <table:table-cell office:value-type="string">
            <text:p>Pending Query Report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queryReport</text:p>
          </table:table-cell>
          <table:table-cell office:value-type="string">
            <text:p>Pending Query Report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bill_UF_NJP_prin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bill_UF_NJP_prin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4" office:value-type="string">
            <text:p>bill_pdf_uf-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4" office:value-type="string">
            <text:p>bill_pdf_AM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4" office:value-type="string">
            <text:p>bill_pdf_trAM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4" office:value-type="string">
            <text:p>bill_pdf_RP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4" office:value-type="string">
            <text:p>bill_pdf_tr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2" office:value-type="string">
            <text:p>print_tr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2" office:value-type="string">
            <text:p>print_AU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2" office:value-type="string">
            <text:p>print_AT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2" office:value-type="string">
            <text:p>bill_uf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2" office:value-type="string">
            <text:p>print_tr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2" office:value-type="string">
            <text:p>print_AS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2" office:value-type="string">
            <text:p>print_AM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2" office:value-type="string">
            <text:p>print_RP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2" office:value-type="string">
            <text:p>print_tr_AM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GRP_DETAIL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4" office:value-type="string">
            <text:p>bill_pdf_uf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4" office:value-type="string">
            <text:p>bill_pdf_AM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4" office:value-type="string">
            <text:p>bill_pdf_trAM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4" office:value-type="string">
            <text:p>bill_pdf_RP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4" office:value-type="string">
            <text:p>bill_pdf_tr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print_AT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bill_uf_audit -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print_tr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print_AU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bill_UF_NJP_prin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print_AT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bill_uf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print_tr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print_AS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print_AM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print_RP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print_tr_AM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table:style-name="ce18"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4" office:value-type="string">
            <text:p>bill_pdf_uf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bill_pdf_tr-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bill_uf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print_tr_audi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bill_UF_NJP_print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print_trbill – By function_billproc</text:p>
          </table:table-cell>
          <table:table-cell office:value-type="string">
            <text:p>Print/Delete Bill (New)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6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table:style-name="ce15" office:value-type="string">
            <text:p>RaiseQueryTrEntity.java</text:p>
          </table:table-cell>
          <table:table-cell office:value-type="string">
            <text:p>Raise Query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6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5" office:value-type="string">
            <text:p>RaiseQueryTrEntity.java</text:p>
          </table:table-cell>
          <table:table-cell office:value-type="string">
            <text:p>Raise Query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6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5" office:value-type="string">
            <text:p>RaiseQueryTrEntity.java</text:p>
          </table:table-cell>
          <table:table-cell office:value-type="string">
            <text:p>Raise Query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6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table:style-name="ce15" office:value-type="string">
            <text:p>RaiseQueryTrEntity.java</text:p>
          </table:table-cell>
          <table:table-cell office:value-type="string">
            <text:p>Raise Query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RaiseQueryTrModel</text:p>
          </table:table-cell>
          <table:table-cell office:value-type="string">
            <text:p>Raise Query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ulk_query_marking</text:p>
          </table:table-cell>
          <table:table-cell office:value-type="string">
            <text:p>Raise Query(UF)</text:p>
          </table:table-cell>
          <table:table-cell office:value-type="string">
            <text:p>select query</text:p>
          </table:table-cell>
          <table:table-cell office:value-type="string">
            <text:p>MFTRAN.BR_TRANSF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ulk_query_marking</text:p>
          </table:table-cell>
          <table:table-cell office:value-type="string">
            <text:p>Raise Query(UF)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ulk_query_marking</text:p>
          </table:table-cell>
          <table:table-cell office:value-type="string">
            <text:p>Raise Query(UF)</text:p>
          </table:table-cell>
          <table:table-cell office:value-type="string">
            <text:p>select query</text:p>
          </table:table-cell>
          <table:table-cell office:value-type="string">
            <text:p>MFTRAN.MUTRAT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bulk_query_marking</text:p>
          </table:table-cell>
          <table:table-cell office:value-type="string">
            <text:p>Raise Query(UF)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RAP_BILL_PROCESS (pkg)</text:p>
          </table:table-cell>
          <table:table-cell office:value-type="string">
            <text:p>RAP Bill process</text:p>
          </table:table-cell>
          <table:table-cell office:value-type="string">
            <text:p>select query</text:p>
          </table:table-cell>
          <table:table-cell office:value-type="string">
            <text:p>MFTRAN.RAP_EXTRA_POINT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RAP_BILL_PROCESS (pkg)</text:p>
          </table:table-cell>
          <table:table-cell office:value-type="string">
            <text:p>RAP Bill process</text:p>
          </table:table-cell>
          <table:table-cell office:value-type="string">
            <text:p>select query</text:p>
          </table:table-cell>
          <table:table-cell office:value-type="string">
            <text:p>MFTRAN.RAP_POINT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RAP_BILL_PROCESS (pkg)</text:p>
          </table:table-cell>
          <table:table-cell office:value-type="string">
            <text:p>RAP Bill process</text:p>
          </table:table-cell>
          <table:table-cell office:value-type="string">
            <text:p>select query</text:p>
          </table:table-cell>
          <table:table-cell office:value-type="string">
            <text:p>MFTRAN.RAP_POINT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Process_UF_Trxn</text:p>
          </table:table-cell>
          <table:table-cell office:value-type="string">
            <text:p>Receivable &amp; Payable Save(UF)</text:p>
          </table:table-cell>
          <table:table-cell office:value-type="string">
            <text:p>select query</text:p>
          </table:table-cell>
          <table:table-cell office:value-type="string">
            <text:p>MFTRAN.LOG_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sms_query_report.jsp</text:p>
          </table:table-cell>
          <table:table-cell office:value-type="string">
            <text:p>SMS Query Report</text:p>
          </table:table-cell>
          <table:table-cell office:value-type="string">
            <text:p>select query</text:p>
          </table:table-cell>
          <table:table-cell office:value-type="string">
            <text:p>MFTRAN.AC_CONTAC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Wealth Account</text:p>
          </table:table-cell>
          <table:table-cell office:value-type="string">
            <text:p>Oracle</text:p>
          </table:table-cell>
          <table:table-cell office:value-type="string">
            <text:p>sms_query_report.jsp</text:p>
          </table:table-cell>
          <table:table-cell office:value-type="string">
            <text:p>SMS Query Report</text:p>
          </table:table-cell>
          <table:table-cell office:value-type="string">
            <text:p>select query</text:p>
          </table:table-cell>
          <table:table-cell office:value-type="string">
            <text:p>MFTRAN.AC_STATU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sms_query_report.jsp</text:p>
          </table:table-cell>
          <table:table-cell office:value-type="string">
            <text:p>SMS Query Report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sms_query_report.jsp</text:p>
          </table:table-cell>
          <table:table-cell office:value-type="string">
            <text:p>SMS Query Report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sms_query_report.jsp</text:p>
          </table:table-cell>
          <table:table-cell office:value-type="string">
            <text:p>SMS Query 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sms_query_report.jsp</text:p>
          </table:table-cell>
          <table:table-cell office:value-type="string">
            <text:p>SMS Query Report</text:p>
          </table:table-cell>
          <table:table-cell office:value-type="string">
            <text:p>select query</text:p>
          </table:table-cell>
          <table:table-cell office:value-type="string">
            <text:p>MFTRAN.MUTRAT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sms_query_report.jsp</text:p>
          </table:table-cell>
          <table:table-cell office:value-type="string">
            <text:p>SMS Query Report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sms_report</text:p>
          </table:table-cell>
          <table:table-cell office:value-type="string">
            <text:p>SMS Report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querySolving</text:p>
          </table:table-cell>
          <table:table-cell office:value-type="string">
            <text:p>Solve Query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querySolving</text:p>
          </table:table-cell>
          <table:table-cell office:value-type="string">
            <text:p>Solve Query</text:p>
          </table:table-cell>
          <table:table-cell office:value-type="string">
            <text:p>select query</text:p>
          </table:table-cell>
          <table:table-cell office:value-type="string">
            <text:p>MFTRAN.MUTRAT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comboAccount</text:p>
          </table:table-cell>
          <table:table-cell office:value-type="string">
            <text:p>TLD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comboGroup</text:p>
          </table:table-cell>
          <table:table-cell office:value-type="string">
            <text:p>TLD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TRAIL_SPLIT_PROC</text:p>
          </table:table-cell>
          <table:table-cell office:value-type="string">
            <text:p>To transfer trail data to split table</text:p>
          </table:table-cell>
          <table:table-cell office:value-type="string">
            <text:p>select query</text:p>
          </table:table-cell>
          <table:table-cell office:value-type="string">
            <text:p>MFTRAN.AM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TRAIL_SPLIT_TO_PROBILL</text:p>
          </table:table-cell>
          <table:table-cell office:value-type="string">
            <text:p>To transfer trail data to split table</text:p>
          </table:table-cell>
          <table:table-cell office:value-type="string">
            <text:p>select query</text:p>
          </table:table-cell>
          <table:table-cell office:value-type="string">
            <text:p>MFTRAN.AM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TRAIL_SPLIT_PROC</text:p>
          </table:table-cell>
          <table:table-cell office:value-type="string">
            <text:p>To transfer trail data to split table</text:p>
          </table:table-cell>
          <table:table-cell office:value-type="string">
            <text:p>select query</text:p>
          </table:table-cell>
          <table:table-cell office:value-type="string">
            <text:p>MFTRAN.GRPMST_LOG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TRAIL_SPLIT_TO_PROBILL</text:p>
          </table:table-cell>
          <table:table-cell office:value-type="string">
            <text:p>To transfer trail data to split table</text:p>
          </table:table-cell>
          <table:table-cell office:value-type="string">
            <text:p>select query</text:p>
          </table:table-cell>
          <table:table-cell office:value-type="string">
            <text:p>MFTRAN.GRPMST_LOG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AIL_INCOME_REPORT</text:p>
          </table:table-cell>
          <table:table-cell office:value-type="string">
            <text:p>Trai Income Report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AIL_INCOME_REPORT</text:p>
          </table:table-cell>
          <table:table-cell office:value-type="string">
            <text:p>Trai Income Report</text:p>
          </table:table-cell>
          <table:table-cell office:value-type="string">
            <text:p>select query</text:p>
          </table:table-cell>
          <table:table-cell office:value-type="string">
            <text:p>MFTRAN.BR_CHANG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AIL_INCOME_REPORT</text:p>
          </table:table-cell>
          <table:table-cell office:value-type="string">
            <text:p>Trai Income Report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TRAIL_INCOME_REPORT</text:p>
          </table:table-cell>
          <table:table-cell office:value-type="string">
            <text:p>Trai Income Report</text:p>
          </table:table-cell>
          <table:table-cell office:value-type="string">
            <text:p>select query</text:p>
          </table:table-cell>
          <table:table-cell office:value-type="string">
            <text:p>MFTRAN.GRP_ARN_ADJ_PERIO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TRAIL_INCOME_REPORT</text:p>
          </table:table-cell>
          <table:table-cell office:value-type="string">
            <text:p>Trai Income 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TRAIL_INCOME_REPORT</text:p>
          </table:table-cell>
          <table:table-cell office:value-type="string">
            <text:p>Trai Income Report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RAP</text:p>
          </table:table-cell>
          <table:table-cell office:value-type="string">
            <text:p>Oracle</text:p>
          </table:table-cell>
          <table:table-cell office:value-type="string">
            <text:p>TR_GET_PAY_DAYS</text:p>
          </table:table-cell>
          <table:table-cell office:value-type="string">
            <text:p>Trail Bill Process</text:p>
          </table:table-cell>
          <table:table-cell office:value-type="string">
            <text:p>select query</text:p>
          </table:table-cell>
          <table:table-cell office:value-type="string">
            <text:p>MFTRAN.GRP_ARN_ADJ_PERIO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TRAIL_MATCH_RNT_TO_DFMS</text:p>
          </table:table-cell>
          <table:table-cell office:value-type="string">
            <text:p>Trail direct match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PKG_TRAIL_DIRECT_MATCH (pkg)</text:p>
          </table:table-cell>
          <table:table-cell office:value-type="string">
            <text:p>Trail direct match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KG_TRAIL_DIRECT_MATCH (pkg)</text:p>
          </table:table-cell>
          <table:table-cell office:value-type="string">
            <text:p>Trail direct match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ailIncomeReportService</text:p>
          </table:table-cell>
          <table:table-cell office:value-type="string">
            <text:p>Trail Income Report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TrailIncomeReportService</text:p>
          </table:table-cell>
          <table:table-cell office:value-type="string">
            <text:p>Trail Income Report</text:p>
          </table:table-cell>
          <table:table-cell office:value-type="string">
            <text:p>select query</text:p>
          </table:table-cell>
          <table:table-cell office:value-type="string">
            <text:p>MFTRAN.COMPANY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ailIncomeReportService</text:p>
          </table:table-cell>
          <table:table-cell office:value-type="string">
            <text:p>Trail Income Report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TrailIncomeReportManager</text:p>
          </table:table-cell>
          <table:table-cell office:value-type="string">
            <text:p>Trail Income 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TrailIncomeReportService</text:p>
          </table:table-cell>
          <table:table-cell office:value-type="string">
            <text:p>Trail Income 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TrailIncomeReportManager</text:p>
          </table:table-cell>
          <table:table-cell office:value-type="string">
            <text:p>Trail Income Report</text:p>
          </table:table-cell>
          <table:table-cell office:value-type="string">
            <text:p>select query</text:p>
          </table:table-cell>
          <table:table-cell office:value-type="string">
            <text:p>MFTRAN.LOCAT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TrailIncomeReportService</text:p>
          </table:table-cell>
          <table:table-cell office:value-type="string">
            <text:p>Trail Income Report</text:p>
          </table:table-cell>
          <table:table-cell office:value-type="string">
            <text:p>select query</text:p>
          </table:table-cell>
          <table:table-cell office:value-type="string">
            <text:p>MFTRAN.LOCAT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TrailIncomeReportService</text:p>
          </table:table-cell>
          <table:table-cell office:value-type="string">
            <text:p>Trail Income Report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AIL_BR_TRANSFER_CAL_RULES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BR_TRANSF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TR_GET_SALENAV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DIVE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OCADVANCETRAIL_SWI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_trn_re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GET_SPLIT_PERIOD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RE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GET_SIP_START_DATE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SY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GET_NO_OF_INSTALLMENT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SY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GET_SIP_START_DATE_PERIOD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SY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OCADVANCETRPAY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SY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hivam</text:p>
          </table:table-cell>
          <table:table-cell table:style-name="ce11" office:value-type="string">
            <text:p>krunal</text:p>
          </table:table-cell>
          <table:table-cell table:style-name="ce11" office:value-type="string">
            <text:p>Mfund</text:p>
          </table:table-cell>
          <table:table-cell table:style-name="ce11" office:value-type="string">
            <text:p>Oracle</text:p>
          </table:table-cell>
          <table:table-cell office:value-type="string">
            <text:p>MFTRAN</text:p>
          </table:table-cell>
          <table:table-cell table:style-name="ce11" office:value-type="string">
            <text:p>Oracle</text:p>
          </table:table-cell>
          <table:table-cell table:style-name="ce11" office:value-type="string">
            <text:p>TR_GET_SIP_START_DATE </text:p>
          </table:table-cell>
          <table:table-cell table:style-name="ce11" office:value-type="string">
            <text:p>Trail receivable save</text:p>
          </table:table-cell>
          <table:table-cell table:style-name="ce11" office:value-type="string">
            <text:p>select query</text:p>
          </table:table-cell>
          <table:table-cell table:style-name="ce11"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AIL_REVERSAL_TRN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GET_NO_OF_INSTALLMENT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GET_RECADD_PERIOD_RATE (pkg)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AIL_REC_MARK_TRXN</text:p>
          </table:table-cell>
          <table:table-cell office:value-type="string">
            <text:p>Trail receivable save</text:p>
          </table:table-cell>
          <table:table-cell office:value-type="string">
            <text:p>update</text:p>
          </table:table-cell>
          <table:table-cell office:value-type="string">
            <text:p>MFTRAN.FOLIOTRN</text:p>
          </table:table-cell>
          <table:table-cell table:style-name="ce13" office:value-type="string">
            <text:p>Read,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GET_SIP_START_DATE_PERIOD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GET_SPLIT_PERIOD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OCADVANCETRPAY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TRAIL_REVERSAL_TRN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TR_GET_RECADD_PERIOD_RATE (pkg)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TR_GET_BR_TRFR_SWI_RULE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TRAIL_AUTO_PROCESS_TRXN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NJ_NAVUPDAT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AIL_REVERSAL_TRN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GET_SIP_START_DATE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SIP_UNIQ_NO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GET_SIP_START_DATE_PERIOD</text:p>
          </table:table-cell>
          <table:table-cell office:value-type="string">
            <text:p>Trail receivable save</text:p>
          </table:table-cell>
          <table:table-cell office:value-type="string">
            <text:p>select query</text:p>
          </table:table-cell>
          <table:table-cell office:value-type="string">
            <text:p>MFTRAN.SIP_UNIQ_NO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UPFRONT_BILL_PROCESS (pkg)</text:p>
          </table:table-cell>
          <table:table-cell office:value-type="string">
            <text:p>UF Bill Process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Uf_Brok_Summ</text:p>
          </table:table-cell>
          <table:table-cell office:value-type="string">
            <text:p>Uf Brok Summary Report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Uf_Brok_Summ</text:p>
          </table:table-cell>
          <table:table-cell office:value-type="string">
            <text:p>Uf Brok Summary Report</text:p>
          </table:table-cell>
          <table:table-cell office:value-type="string">
            <text:p>select query</text:p>
          </table:table-cell>
          <table:table-cell office:value-type="string">
            <text:p>MFTRAN.RNT_3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UF_1ST_DIRECT_MATCH_2</text:p>
          </table:table-cell>
          <table:table-cell office:value-type="string">
            <text:p>UF Direct match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UF_1ST_DIRECT_MATCH_1</text:p>
          </table:table-cell>
          <table:table-cell office:value-type="string">
            <text:p>UF Direct match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UF_MATCH_DFMS_2_RNT</text:p>
          </table:table-cell>
          <table:table-cell office:value-type="string">
            <text:p>UF Direct match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UF_1ST_DIRECT_MATCH_2</text:p>
          </table:table-cell>
          <table:table-cell office:value-type="string">
            <text:p>UF Direct match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UF_1ST_DIRECT_MATCH_1</text:p>
          </table:table-cell>
          <table:table-cell office:value-type="string">
            <text:p>UF Direct match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UF_MATCH_DFMS_2_RNT</text:p>
          </table:table-cell>
          <table:table-cell office:value-type="string">
            <text:p>UF Direct match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GET_UF_BR_AMT</text:p>
          </table:table-cell>
          <table:table-cell office:value-type="string">
            <text:p>UF Receivable save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UF_REVERSAL_TRN</text:p>
          </table:table-cell>
          <table:table-cell office:value-type="string">
            <text:p>UF Receivable save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OCADVANCERECPAY</text:p>
          </table:table-cell>
          <table:table-cell office:value-type="string">
            <text:p>UF Receivable save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GET_UF_BR_AMT</text:p>
          </table:table-cell>
          <table:table-cell office:value-type="string">
            <text:p>UF Receivable save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UF_REVERSAL_TRN</text:p>
          </table:table-cell>
          <table:table-cell office:value-type="string">
            <text:p>UF Receivable save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GET_UF_BR_AMT</text:p>
          </table:table-cell>
          <table:table-cell office:value-type="string">
            <text:p>UF Receivable save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UF_REVERSAL_TRN</text:p>
          </table:table-cell>
          <table:table-cell office:value-type="string">
            <text:p>UF Receivable save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ocess_UF_UnMatch</text:p>
          </table:table-cell>
          <table:table-cell office:value-type="string">
            <text:p>Uf Unmatch Report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ocess_UF_UnMatch</text:p>
          </table:table-cell>
          <table:table-cell office:value-type="string">
            <text:p>Uf Unmatch Report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FUNCTION_BILLPROC</text:p>
          </table:table-cell>
          <table:table-cell office:value-type="string">
            <text:p>UF/Trail Bill process</text:p>
          </table:table-cell>
          <table:table-cell office:value-type="string">
            <text:p>select query</text:p>
          </table:table-cell>
          <table:table-cell office:value-type="string">
            <text:p>MFTRAN.BR_CHANGE_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FUNCTION_BILLPROC</text:p>
          </table:table-cell>
          <table:table-cell office:value-type="string">
            <text:p>UF/Trail Bill process</text:p>
          </table:table-cell>
          <table:table-cell office:value-type="string">
            <text:p>select query</text:p>
          </table:table-cell>
          <table:table-cell office:value-type="string">
            <text:p>MFTRAN.CLIENTSERVICE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FUNCTION_BILLPROC</text:p>
          </table:table-cell>
          <table:table-cell office:value-type="string">
            <text:p>UF/Trail Bill process</text:p>
          </table:table-cell>
          <table:table-cell office:value-type="string">
            <text:p>select query</text:p>
          </table:table-cell>
          <table:table-cell office:value-type="string">
            <text:p>MFTRAN.DIRECT_CREDI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FUNCTION_BILLPROC</text:p>
          </table:table-cell>
          <table:table-cell office:value-type="string">
            <text:p>UF/Trail Bill process</text:p>
          </table:table-cell>
          <table:table-cell office:value-type="string">
            <text:p>select query</text:p>
          </table:table-cell>
          <table:table-cell office:value-type="string">
            <text:p>MFTRAN.GRP_SER_TARIF_DTL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FUNCTION_BILLPROC</text:p>
          </table:table-cell>
          <table:table-cell office:value-type="string">
            <text:p>UF/Trail Bill process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FUNCTION_BILLPROC</text:p>
          </table:table-cell>
          <table:table-cell office:value-type="string">
            <text:p>UF/Trail Bill process</text:p>
          </table:table-cell>
          <table:table-cell office:value-type="string">
            <text:p>select query</text:p>
          </table:table-cell>
          <table:table-cell office:value-type="string">
            <text:p>MFTRAN.SERVICE_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FUNCTION_BILLPROC</text:p>
          </table:table-cell>
          <table:table-cell office:value-type="string">
            <text:p>UF/Trail Bill process</text:p>
          </table:table-cell>
          <table:table-cell office:value-type="string">
            <text:p>select query</text:p>
          </table:table-cell>
          <table:table-cell office:value-type="string">
            <text:p>MFTRAN.TARIFFMA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Map_Table - <text:s/>by Foliotrn</text:p>
          </table:table-cell>
          <table:table-cell office:value-type="string">
            <text:p>Unmatch Trail Report</text:p>
          </table:table-cell>
          <table:table-cell office:value-type="string">
            <text:p>update</text:p>
          </table:table-cell>
          <table:table-cell office:value-type="string">
            <text:p>MFTRAN.FOLIOTRN</text:p>
          </table:table-cell>
          <table:table-cell office:value-type="string">
            <text:p>Write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Rec_Unmatch</text:p>
          </table:table-cell>
          <table:table-cell office:value-type="string">
            <text:p>Unmatch Trail Report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Rec_Unmatch_Recal</text:p>
          </table:table-cell>
          <table:table-cell office:value-type="string">
            <text:p>Unmatch Trail Report</text:p>
          </table:table-cell>
          <table:table-cell office:value-type="string">
            <text:p>update</text:p>
          </table:table-cell>
          <table:table-cell office:value-type="string">
            <text:p>MFTRAN.FOLIOTRN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TR_Rec_Unmatch</text:p>
          </table:table-cell>
          <table:table-cell office:value-type="string">
            <text:p>Unmatch Trail 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TR_Rec_Unmatch – vi function</text:p>
          </table:table-cell>
          <table:table-cell office:value-type="string">
            <text:p>Unmatch Trail Report</text:p>
          </table:table-cell>
          <table:table-cell office:value-type="string">
            <text:p>select query</text:p>
          </table:table-cell>
          <table:table-cell office:value-type="string">
            <text:p>mftran.LOCATION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_Rec_Unmatch</text:p>
          </table:table-cell>
          <table:table-cell office:value-type="string">
            <text:p>Unmatch Trail Report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bill_UF_NJP_preview – By function_billproc</text:p>
          </table:table-cell>
          <table:table-cell office:value-type="string">
            <text:p>Upfront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Map_Table</text:p>
          </table:table-cell>
          <table:table-cell office:value-type="string">
            <text:p>Upfront/Trail Rate Import/Export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2" office:value-type="string">
            <text:p>save_bill_valuepack – By function_billproc</text:p>
          </table:table-cell>
          <table:table-cell office:value-type="string">
            <text:p>Value Pack</text:p>
          </table:table-cell>
          <table:table-cell office:value-type="string">
            <text:p>select query</text:p>
          </table:table-cell>
          <table:table-cell office:value-type="string">
            <text:p>MFTRAN.CLIENTSERVICE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2" office:value-type="string">
            <text:p>Valuepack_Income_rpt – By function_billproc</text:p>
          </table:table-cell>
          <table:table-cell office:value-type="string">
            <text:p>Value Pack</text:p>
          </table:table-cell>
          <table:table-cell office:value-type="string">
            <text:p>select query</text:p>
          </table:table-cell>
          <table:table-cell office:value-type="string">
            <text:p>MFTRAN.CLIENTSERVICE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table:style-name="ce12" office:value-type="string">
            <text:p>valuepack_billproc – By function_billproc</text:p>
          </table:table-cell>
          <table:table-cell office:value-type="string">
            <text:p>Value Pack</text:p>
          </table:table-cell>
          <table:table-cell office:value-type="string">
            <text:p>select query</text:p>
          </table:table-cell>
          <table:table-cell office:value-type="string">
            <text:p>MFTRAN.CLIENTSERVICE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save_bill_valuepack - By function_billproc</text:p>
          </table:table-cell>
          <table:table-cell office:value-type="string">
            <text:p>Value Pack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Valuepack_Income_rpt – By function_billproc</text:p>
          </table:table-cell>
          <table:table-cell office:value-type="string">
            <text:p>Value Pack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table:style-name="ce12" office:value-type="string">
            <text:p>valuepack_billproc – By function_billproc</text:p>
          </table:table-cell>
          <table:table-cell office:value-type="string">
            <text:p>Value Pack</text:p>
          </table:table-cell>
          <table:table-cell office:value-type="string">
            <text:p>select query</text:p>
          </table:table-cell>
          <table:table-cell office:value-type="string">
            <text:p>MFTRAN.ME_MAST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Wealth Account</text:p>
          </table:table-cell>
          <table:table-cell office:value-type="string">
            <text:p>Oracle</text:p>
          </table:table-cell>
          <table:table-cell office:value-type="string">
            <text:p>AC_Status</text:p>
          </table:table-cell>
          <table:table-cell office:value-type="string">
            <text:p>WA Collection utility</text:p>
          </table:table-cell>
          <table:table-cell office:value-type="string">
            <text:p>update</text:p>
          </table:table-cell>
          <table:table-cell office:value-type="string">
            <text:p>MFTRAN.AC_STATUS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Wealth Account</text:p>
          </table:table-cell>
          <table:table-cell office:value-type="string">
            <text:p>Oracle</text:p>
          </table:table-cell>
          <table:table-cell office:value-type="string">
            <text:p>WA_BILL_SAVE_FAS_REV</text:p>
          </table:table-cell>
          <table:table-cell office:value-type="string">
            <text:p>WA Collection utility</text:p>
          </table:table-cell>
          <table:table-cell office:value-type="string">
            <text:p>select query</text:p>
          </table:table-cell>
          <table:table-cell office:value-type="string">
            <text:p>MFTRAN.AC_STATU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Wealth Account</text:p>
          </table:table-cell>
          <table:table-cell office:value-type="string">
            <text:p>Oracle</text:p>
          </table:table-cell>
          <table:table-cell office:value-type="string">
            <text:p>WA_Reco_ProcModel</text:p>
          </table:table-cell>
          <table:table-cell office:value-type="string">
            <text:p>WA Collection utility</text:p>
          </table:table-cell>
          <table:table-cell office:value-type="string">
            <text:p>dbms_mview.refresh</text:p>
          </table:table-cell>
          <table:table-cell office:value-type="string">
            <text:p>MFTRAN.AC_STATUS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6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CollectionUtilityModel</text:p>
          </table:table-cell>
          <table:table-cell table:style-name="ce15" office:value-type="string">
            <text:p>WA Collection Utility</text:p>
          </table:table-cell>
          <table:table-cell office:value-type="string">
            <text:p>select query</text:p>
          </table:table-cell>
          <table:table-cell office:value-type="string">
            <text:p>NJINDIAINVESTAC_BANK_DEBI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6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CollectionUtilityModel</text:p>
          </table:table-cell>
          <table:table-cell table:style-name="ce15" office:value-type="string">
            <text:p>WA Collection Utility</text:p>
          </table:table-cell>
          <table:table-cell office:value-type="string">
            <text:p>select query</text:p>
          </table:table-cell>
          <table:table-cell office:value-type="string">
            <text:p>NJINDIAINVESTAC_STATU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/>
          <table:table-cell office:value-type="string">
            <text:p>Oracle</text:p>
          </table:table-cell>
          <table:table-cell office:value-type="string">
            <text:p>EA_AUTO_BILL_PROCESS</text:p>
          </table:table-cell>
          <table:table-cell office:value-type="string">
            <text:p>WA Fee Bill Process</text:p>
          </table:table-cell>
          <table:table-cell office:value-type="string">
            <text:p>select query</text:p>
          </table:table-cell>
          <table:table-cell office:value-type="string">
            <text:p>MFTRAN.OLT_ADD_CHARGE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EA_AUTO_BILL_PROCESS</text:p>
          </table:table-cell>
          <table:table-cell office:value-type="string">
            <text:p>WA Fee Bill Process</text:p>
          </table:table-cell>
          <table:table-cell office:value-type="string">
            <text:p>select query</text:p>
          </table:table-cell>
          <table:table-cell office:value-type="string">
            <text:p>MFTRAN.OLT_TRXNDETAIL_MATCHED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Wealth Account</text:p>
          </table:table-cell>
          <table:table-cell office:value-type="string">
            <text:p>Oracle</text:p>
          </table:table-cell>
          <table:table-cell office:value-type="string">
            <text:p>WA_Partner_Pending_PayRpt</text:p>
          </table:table-cell>
          <table:table-cell office:value-type="string">
            <text:p>WA Partner Pending Payment Report</text:p>
          </table:table-cell>
          <table:table-cell office:value-type="string">
            <text:p>select query</text:p>
          </table:table-cell>
          <table:table-cell office:value-type="string">
            <text:p>MFTRAN.AC_STATU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Wealth Account</text:p>
          </table:table-cell>
          <table:table-cell office:value-type="string">
            <text:p>Oracle</text:p>
          </table:table-cell>
          <table:table-cell office:value-type="string">
            <text:p>bill_pdf_WA1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MFTRAN.AC_STATU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Wealth Account</text:p>
          </table:table-cell>
          <table:table-cell office:value-type="string">
            <text:p>Oracle</text:p>
          </table:table-cell>
          <table:table-cell office:value-type="string">
            <text:p>bill_pdf_WA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MFTRAN.AC_STATU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ill_pdf_WA1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ill_pdf_WA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MFTRAN.ACCOUNT</text:p>
          </table:table-cell>
          <table:table-cell office:value-type="string">
            <text:p>Read</text:p>
          </table:table-cell>
          <table:table-cell table:number-columns-repeated="8"/>
          <table:table-cell table:style-name="ce11" table:number-columns-repeated="1005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ill_pdf_WA1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ill_pdf_WA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8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bill_pdf_WA1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Oracle</text:p>
          </table:table-cell>
          <table:table-cell office:value-type="string">
            <text:p>bill_pdf_WA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MFTRAN.NAVSCH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bill_pdf_WA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NJINDIAINVEST.AC_CONTAC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MYSQL</text:p>
          </table:table-cell>
          <table:table-cell office:value-type="string">
            <text:p>bill_pdf_WA</text:p>
          </table:table-cell>
          <table:table-cell office:value-type="string">
            <text:p>WA Print/Delete Bill</text:p>
          </table:table-cell>
          <table:table-cell office:value-type="string">
            <text:p>select query</text:p>
          </table:table-cell>
          <table:table-cell office:value-type="string">
            <text:p>NJINDIAINVEST.GEO_MAST</text:p>
          </table:table-cell>
          <table:table-cell office:value-type="string">
            <text:p>Read</text:p>
          </table:table-cell>
          <table:table-cell table:number-columns-repeated="4"/>
          <table:table-cell table:style-name="ce19" table:number-columns-repeated="3"/>
          <table:table-cell table:style-name="ce20"/>
          <table:table-cell table:number-columns-repeated="1005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Wealth Account</text:p>
          </table:table-cell>
          <table:table-cell office:value-type="string">
            <text:p>Oracle</text:p>
          </table:table-cell>
          <table:table-cell office:value-type="string">
            <text:p>WA_BILLMST</text:p>
          </table:table-cell>
          <table:table-cell office:value-type="string">
            <text:p>WA TPSL File Process</text:p>
          </table:table-cell>
          <table:table-cell office:value-type="string">
            <text:p>select query</text:p>
          </table:table-cell>
          <table:table-cell office:value-type="string">
            <text:p>MFTRAN.AC_STATUS</text:p>
          </table:table-cell>
          <table:table-cell office:value-type="string">
            <text:p>Read</text:p>
          </table:table-cell>
          <table:table-cell table:number-columns-repeated="8"/>
          <table:table-cell table:style-name="ce11" table:number-columns-repeated="1005"/>
        </table:table-row>
        <table:table-row table:style-name="ro1">
          <table:table-cell table:style-name="ce11" office:value-type="string">
            <text:p>shivam</text:p>
          </table:table-cell>
          <table:table-cell table:style-name="ce11" office:value-type="string">
            <text:p>krunal</text:p>
          </table:table-cell>
          <table:table-cell table:style-name="ce11" office:value-type="string">
            <text:p>Mfund</text:p>
          </table:table-cell>
          <table:table-cell table:style-name="ce11" office:value-type="string">
            <text:p>Java</text:p>
          </table:table-cell>
          <table:table-cell table:style-name="ce11"/>
          <table:table-cell table:style-name="ce11" office:value-type="string">
            <text:p>MYSQL</text:p>
          </table:table-cell>
          <table:table-cell table:style-name="ce11" office:value-type="string">
            <text:p>AC_Status</text:p>
          </table:table-cell>
          <table:table-cell table:style-name="ce11" office:value-type="string">
            <text:p>WA TPSL File Process</text:p>
          </table:table-cell>
          <table:table-cell table:style-name="ce11" office:value-type="string">
            <text:p>update</text:p>
          </table:table-cell>
          <table:table-cell table:style-name="ce11" office:value-type="string">
            <text:p>njindiainvest.AC_STATUS</text:p>
          </table:table-cell>
          <table:table-cell table:style-name="ce11" office:value-type="string">
            <text:p>Write</text:p>
          </table:table-cell>
          <table:table-cell table:style-name="ce11" table:number-columns-repeated="4"/>
          <table:table-cell table:style-name="ce19" table:number-columns-repeated="3"/>
          <table:table-cell table:style-name="ce20"/>
          <table:table-cell table:number-columns-repeated="1005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WAC_BILL_PROCESS_INVESTOR (pkg)</text:p>
          </table:table-cell>
          <table:table-cell office:value-type="string">
            <text:p>WAC Bill Process</text:p>
          </table:table-cell>
          <table:table-cell office:value-type="string">
            <text:p>select query</text:p>
          </table:table-cell>
          <table:table-cell office:value-type="string">
            <text:p>MFTRAN.FOLIOTR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WAC_BILL_PROCESS_INVESTOR (pkg)</text:p>
          </table:table-cell>
          <table:table-cell office:value-type="string">
            <text:p>WAC Bill Process</text:p>
          </table:table-cell>
          <table:table-cell office:value-type="string">
            <text:p>select query</text:p>
          </table:table-cell>
          <table:table-cell office:value-type="string">
            <text:p>MFTRAN.RNT_2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WP_PaymentDetailReport</text:p>
          </table:table-cell>
          <table:table-cell office:value-type="string">
            <text:p>WP PaymentDetailReport</text:p>
          </table:table-cell>
          <table:table-cell office:value-type="string">
            <text:p>select query</text:p>
          </table:table-cell>
          <table:table-cell office:value-type="string">
            <text:p>MFTRAN.DIRECT_CREDI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WP_PaymentDetailReport</text:p>
          </table:table-cell>
          <table:table-cell office:value-type="string">
            <text:p>WP PaymentDetailReport</text:p>
          </table:table-cell>
          <table:table-cell office:value-type="string">
            <text:p>select query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WP_PaymentDetailReport</text:p>
          </table:table-cell>
          <table:table-cell office:value-type="string">
            <text:p>WP PaymentDetailReport</text:p>
          </table:table-cell>
          <table:table-cell office:value-type="string">
            <text:p>select query</text:p>
          </table:table-cell>
          <table:table-cell office:value-type="string">
            <text:p>MFTRAN.REGION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Wealth Account</text:p>
          </table:table-cell>
          <table:table-cell office:value-type="string">
            <text:p>Oracle</text:p>
          </table:table-cell>
          <table:table-cell office:value-type="string">
            <text:p>bill_pdf_WP</text:p>
          </table:table-cell>
          <table:table-cell office:value-type="string">
            <text:p>WP Print/Delete Bill</text:p>
          </table:table-cell>
          <table:table-cell office:value-type="string">
            <text:p>select query</text:p>
          </table:table-cell>
          <table:table-cell office:value-type="string">
            <text:p>MFTRAN.AC_STATUS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Oracle</text:p>
          </table:table-cell>
          <table:table-cell office:value-type="string">
            <text:p>bill_pdf_WP – By function_billproc</text:p>
          </table:table-cell>
          <table:table-cell office:value-type="string">
            <text:p>WP Print/Delete Bill</text:p>
          </table:table-cell>
          <table:table-cell office:value-type="string">
            <text:p>select query</text:p>
          </table:table-cell>
          <table:table-cell office:value-type="string">
            <text:p>MFTRAN.GRP_DETAIL 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7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/>
          <table:table-cell office:value-type="string">
            <text:p>Oracle</text:p>
          </table:table-cell>
          <table:table-cell office:value-type="string">
            <text:p>bill_pdf_WP- By function_billproc</text:p>
          </table:table-cell>
          <table:table-cell office:value-type="string">
            <text:p>WP Print/Delete Bill</text:p>
          </table:table-cell>
          <table:table-cell office:value-type="string">
            <text:p>select query</text:p>
          </table:table-cell>
          <table:table-cell table:style-name="ce18" office:value-type="string">
            <text:p>MFTRAN.ME_MAST </text:p>
          </table:table-cell>
          <table:table-cell office:value-type="string">
            <text:p>Read</text:p>
          </table:table-cell>
          <table:table-cell table:number-columns-repeated="2"/>
          <table:table-cell office:value-type="string">
            <text:p>centraliz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/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ill Payment Utility</text:p>
          </table:table-cell>
          <table:table-cell office:value-type="string">
            <text:p>insert in to bankrec</text:p>
          </table:table-cell>
          <table:table-cell office:value-type="string">
            <text:p>FAS.BANKREC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float" office:value="10000">
            <text:p>10000</text:p>
          </table:table-cell>
          <table:table-cell office:value-type="string">
            <text:p>centralized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rokerage checque Un-Autherize / Brok cheque Autjorization / Auth JV</text:p>
          </table:table-cell>
          <table:table-cell office:value-type="string">
            <text:p>select using vou for clear date</text:p>
          </table:table-cell>
          <table:table-cell office:value-type="string">
            <text:p>FAS.BANKREC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office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rok cheque Autjorization JV</text:p>
          </table:table-cell>
          <table:table-cell office:value-type="string">
            <text:p>using VOU</text:p>
          </table:table-cell>
          <table:table-cell office:value-type="string">
            <text:p>FAS.BANKREC</text:p>
          </table:table-cell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Payment Cancallation</text:p>
          </table:table-cell>
          <table:table-cell office:value-type="string">
            <text:p>using PASS='n'</text:p>
          </table:table-cell>
          <table:table-cell office:value-type="string">
            <text:p>BANKREC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rptPaymentRequest_detail</text:p>
          </table:table-cell>
          <table:table-cell office:value-type="string">
            <text:p>select using vou, PASS= Y for clear date</text:p>
          </table:table-cell>
          <table:table-cell office:value-type="string">
            <text:p>BANKREC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rok cheque, brokchequeutility_JV_Edit., brokchequeutility_JV , brokchqreceipt_JV.java</text:p>
          </table:table-cell>
          <table:table-cell office:value-type="string">
            <text:p>Using cattype &amp; prod type for party combo and different param for TDSACC combo</text:p>
          </table:table-cell>
          <table:table-cell office:value-type="string">
            <text:p>CATEGORY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ill Processed Payment Utility</text:p>
          </table:table-cell>
          <table:table-cell office:value-type="string">
            <text:p>insert in to FILE_GEN_DETAIL</text:p>
          </table:table-cell>
          <table:table-cell office:value-type="string">
            <text:p>FILE_GEN_DETAIL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Rap Bill Auto Process,Authorization,Unauthorization</text:p>
          </table:table-cell>
          <table:table-cell office:value-type="string">
            <text:p>1)using firm code 2)comboFirm using lock=0 3)combofirm using more than 1 firmcode</text:p>
          </table:table-cell>
          <table:table-cell office:value-type="string">
            <text:p>FIRM</text:p>
          </table:table-cell>
          <table:table-cell office:value-type="string">
            <text:p>Read(3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Payment cheque entry new <text:s/>(brok checque entry)</text:p>
          </table:table-cell>
          <table:table-cell office:value-type="string">
            <text:p>join with firm to get Firm Name to get BROK_CHQ_MAST &amp; BROK_CHQ_TRN</text:p>
          </table:table-cell>
          <table:table-cell office:value-type="string">
            <text:p>FIRM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rokchqauthorized_JV</text:p>
          </table:table-cell>
          <table:table-cell office:value-type="string">
            <text:p>get firm code using start date, end date &amp; firmname like</text:p>
          </table:table-cell>
          <table:table-cell office:value-type="string">
            <text:p>FIRM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Combo firm for JV</text:p>
          </table:table-cell>
          <table:table-cell office:value-type="string">
            <text:p>FIRM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firm code using start date &amp; end date &amp; company code,get startdate end date for making folder name</text:p>
          </table:table-cell>
          <table:table-cell office:value-type="string">
            <text:p>FIRM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ank reciept report,getJVRuleReport</text:p>
          </table:table-cell>
          <table:table-cell office:value-type="string">
            <text:p>join with CHQ_ENT_HEAD_MASTER_BR ::to get firm name &amp; lock status , get count from paymast where pm.firm code in (get firm code from FIRM)</text:p>
          </table:table-cell>
          <table:table-cell office:value-type="string">
            <text:p>FIRM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count using file no &amp; status get MAX(ENTDATE) ,get FILE_NO </text:p>
          </table:table-cell>
          <table:table-cell office:value-type="string">
            <text:p>LOG_IMP_ENET</text:p>
          </table:table-cell>
          <table:table-cell office:value-type="string">
            <text:p>Read(4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/>
          <table:table-cell office:value-type="string">
            <text:p>Bill Payment Utility</text:p>
          </table:table-cell>
          <table:table-cell office:value-type="string">
            <text:p>Insert</text:p>
          </table:table-cell>
          <table:table-cell office:value-type="string">
            <text:p>LOG_MASTER</text:p>
          </table:table-cell>
          <table:table-cell office:value-type="string">
            <text:p>Write(1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ENTDATE using VOU</text:p>
          </table:table-cell>
          <table:table-cell office:value-type="string">
            <text:p>LOG_MASTER</text:p>
          </table:table-cell>
          <table:table-cell office:value-type="string">
            <text:p>Read(1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rok cheque UN Autjorization</text:p>
          </table:table-cell>
          <table:table-cell office:value-type="string">
            <text:p>delete using VOU</text:p>
          </table:table-cell>
          <table:table-cell office:value-type="string">
            <text:p>MEET_LEDGER_MAP</text:p>
          </table:table-cell>
          <table:table-cell office:value-type="string">
            <text:p>Delete(1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rok cheque Autjorization</text:p>
          </table:table-cell>
          <table:table-cell office:value-type="string">
            <text:p>insert</text:p>
          </table:table-cell>
          <table:table-cell office:value-type="string">
            <text:p>MEET_LEDGER_MAP</text:p>
          </table:table-cell>
          <table:table-cell office:value-type="string">
            <text:p>Write(1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rok cheque Entry</text:p>
          </table:table-cell>
          <table:table-cell office:value-type="string">
            <text:p>get MEET_NAME with using join</text:p>
          </table:table-cell>
          <table:table-cell office:value-type="string">
            <text:p>MEETING_MAS</text:p>
          </table:table-cell>
          <table:table-cell office:value-type="string">
            <text:p>Read (2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rok cheque Entry JV</text:p>
          </table:table-cell>
          <table:table-cell office:value-type="string">
            <text:p>get MEET_NAME for combo</text:p>
          </table:table-cell>
          <table:table-cell office:value-type="string">
            <text:p>MEETING_MAS</text:p>
          </table:table-cell>
          <table:table-cell office:value-type="string">
            <text:p>Read(3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ill process, Rap Bill Auto Save</text:p>
          </table:table-cell>
          <table:table-cell office:value-type="string">
            <text:p>get party name using party code &amp; firm code FOR COMBO</text:p>
          </table:table-cell>
          <table:table-cell office:value-type="string">
            <text:p>PARTYMAST</text:p>
          </table:table-cell>
          <table:table-cell office:value-type="string">
            <text:p>Read(9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Rap Bill Auto Save</text:p>
          </table:table-cell>
          <table:table-cell office:value-type="string">
            <text:p>get party code &amp; name using CAT CODE &amp; firm code</text:p>
          </table:table-cell>
          <table:table-cell office:value-type="string">
            <text:p>PARTYMAST</text:p>
          </table:table-cell>
          <table:table-cell office:value-type="string">
            <text:p>Read(1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for combo get party code &amp; name using CAT CODE &amp; firm code <text:s/>&amp; IS_ACC_DISPLAY</text:p>
          </table:table-cell>
          <table:table-cell office:value-type="string">
            <text:p>PARTYMAST</text:p>
          </table:table-cell>
          <table:table-cell office:value-type="string">
            <text:p>Read(1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join using party code &amp; firm code</text:p>
          </table:table-cell>
          <table:table-cell office:value-type="string">
            <text:p>PARTYMAST</text:p>
          </table:table-cell>
          <table:table-cell office:value-type="string">
            <text:p>Read(20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count usingfirm &amp; multiple party code</text:p>
          </table:table-cell>
          <table:table-cell office:value-type="string">
            <text:p>PARTYMAST</text:p>
          </table:table-cell>
          <table:table-cell office:value-type="string">
            <text:p>Read(5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ill Payment Utility</text:p>
          </table:table-cell>
          <table:table-cell office:value-type="string">
            <text:p>insert</text:p>
          </table:table-cell>
          <table:table-cell office:value-type="string">
            <text:p>LOG_FILE_GEN</text:p>
          </table:table-cell>
          <table:table-cell office:value-type="string">
            <text:p>Write(2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using file no, Ent date, project , status</text:p>
          </table:table-cell>
          <table:table-cell office:value-type="string">
            <text:p>LOG_FILE_GEN</text:p>
          </table:table-cell>
          <table:table-cell office:value-type="string">
            <text:p>Read(4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update remark,username &amp; status using file no</text:p>
          </table:table-cell>
          <table:table-cell office:value-type="string">
            <text:p>LOG_FILE_GEN</text:p>
          </table:table-cell>
          <table:table-cell office:value-type="string">
            <text:p>Update(2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ill Payment Utility, brok cheq authorize</text:p>
          </table:table-cell>
          <table:table-cell office:value-type="string">
            <text:p>get max SRNO</text:p>
          </table:table-cell>
          <table:table-cell office:value-type="string">
            <text:p>LINK_VOU</text:p>
          </table:table-cell>
          <table:table-cell office:value-type="string">
            <text:p>Read(2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insert</text:p>
          </table:table-cell>
          <table:table-cell office:value-type="string">
            <text:p>LINK_VOU</text:p>
          </table:table-cell>
          <table:table-cell office:value-type="string">
            <text:p>Write(8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AumTransfer,</text:p>
          </table:table-cell>
          <table:table-cell office:value-type="string">
            <text:p>get COUNT(BILLNO) using BILLNO</text:p>
          </table:table-cell>
          <table:table-cell office:value-type="string">
            <text:p>LEDGER</text:p>
          </table:table-cell>
          <table:table-cell office:value-type="string">
            <text:p>Read(1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insert into ledger</text:p>
          </table:table-cell>
          <table:table-cell office:value-type="string">
            <text:p>LEDGER</text:p>
          </table:table-cell>
          <table:table-cell office:value-type="string">
            <text:p>Write(100)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join on billno using TRNTYPE,DEBIT,FILENO,PAY_MOD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update file no using bill no, tdstype, trntype, pay_mode</text:p>
          </table:table-cell>
          <table:table-cell office:value-type="string">
            <text:p>LEDGER</text:p>
          </table:table-cell>
          <table:table-cell office:value-type="string">
            <text:p>Upda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vou using TRNTYPE,DEBIT,FILENO,PAY_MODE,tds type &amp; bill no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accode using billno, jv type, trntype, Debt 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count using LPAD(CH_NO,10,'0')=LPAD(?,10,'0')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CH_NO using billno, credit, trntyp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dtl using bilno, credit!=0 &amp; trntyp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join using bil no, debit, trntyp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sumcreditt using file no, trntype, paymode, prodtype, credit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debi using trdate,accode, firm code, chq no, party code</text:p>
          </table:table-cell>
          <table:table-cell office:value-type="string">
            <text:p>LEDGER</text:p>
          </table:table-cell>
          <table:table-cell office:value-type="string">
            <text:p>Read2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debit, tds tpe &amp; vou with GROUP BY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cont using trntype, prod type, brcode, trdat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join with brcode where chq not nul, billno not nul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update file no = null, mark using file no</text:p>
          </table:table-cell>
          <table:table-cell office:value-type="string">
            <text:p>LEDGER</text:p>
          </table:table-cell>
          <table:table-cell office:value-type="string">
            <text:p>Upda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trdate, chequsing billno, debit, party cod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get suspan amomt</text:p>
          </table:table-cell>
          <table:table-cell office:value-type="string">
            <text:p>join on prodtype, partycode, firm code using ccode, accode, chq no, trdat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dtl using bilno, credit!=0 &amp; chqno is not null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using jar file</text:p>
          </table:table-cell>
          <table:table-cell office:value-type="string">
            <text:p>LEDGER</text:p>
          </table:table-cell>
          <table:table-cell office:value-type="string">
            <text:p>insert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trdate using billno, debit, accod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get trdate using billno, credit, partycod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number-columns-repeated="2"/>
          <table:table-cell office:value-type="string">
            <text:p>update debit,credit,desc, tds using vou, accode, partycode</text:p>
          </table:table-cell>
          <table:table-cell office:value-type="string">
            <text:p>LEDGER</text:p>
          </table:table-cell>
          <table:table-cell office:value-type="string">
            <text:p>upda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WP Bill PDF</text:p>
          </table:table-cell>
          <table:table-cell office:value-type="string">
            <text:p>bill_pdf_WP.java, Using DB Link, Inner Join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VP Bill Save</text:p>
          </table:table-cell>
          <table:table-cell office:value-type="string">
            <text:p>save_bill_valuepack.java, Ref=171, function_bill_proc used Record count using CHKNO for where condition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AUM Transfer</text:p>
          </table:table-cell>
          <table:table-cell office:value-type="string">
            <text:p>AUMTransferEntity.java, SELECT COUNT(BILLNO) CNT FROM FAS.LEDGER WHERE BILLNO=:billno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ill Payment</text:p>
          </table:table-cell>
          <table:table-cell office:value-type="string">
            <text:p>bill_payutility.java,Ref=2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roker Check JV Report</text:p>
          </table:table-cell>
          <table:table-cell office:value-type="string">
            <text:p>brokchqreport_JV.java,Ref=19,26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UF Bill NJP</text:p>
          </table:table-cell>
          <table:table-cell table:style-name="ce13" office:value-type="string">
            <text:p>bill_UF_NJP_save.java, using partycode and chkno in where condition,Ref=126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Value Pack Print Bill</text:p>
          </table:table-cell>
          <table:table-cell table:style-name="ce13" office:value-type="string">
            <text:p>print_bill_valuepack.java, Ref=47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ENET Bill Payment Utility</text:p>
          </table:table-cell>
          <table:table-cell office:value-type="string">
            <text:p>bill_pay_utility_ENET.java. Ref=51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ill Payment Utility</text:p>
          </table:table-cell>
          <table:table-cell office:value-type="string">
            <text:p>bill_payment_utility.java, Complex, Refer Page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VP Bill PDF</text:p>
          </table:table-cell>
          <table:table-cell table:style-name="ce13" office:value-type="string">
            <text:p>bill_pdf_VP.java, Ref=105,118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Trail Bill NJP</text:p>
          </table:table-cell>
          <table:table-cell office:value-type="string">
            <text:p>Bill_TR_NJP_Preview.java, Ref=121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Broker Check Auth JV</text:p>
          </table:table-cell>
          <table:table-cell office:value-type="string">
            <text:p>brokchqauthorized_JV.java,131-156</text:p>
          </table:table-cell>
          <table:table-cell office:value-type="string">
            <text:p>LEDGER</text:p>
          </table:table-cell>
          <table:table-cell office:value-type="string">
            <text:p>Read/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table:style-name="ce16" office:value-type="string">
            <text:p>Function</text:p>
          </table:table-cell>
          <table:table-cell office:value-type="string">
            <text:p>function_billproc.java, Insert into all main fas tables</text:p>
          </table:table-cell>
          <table:table-cell office:value-type="string">
            <text:p>LEDGER</text:p>
          </table:table-cell>
          <table:table-cell office:value-type="string">
            <text:p>Read/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UF Incentive Bill</text:p>
          </table:table-cell>
          <table:table-cell office:value-type="string">
            <text:p>rptuf_inc_bill_folio.java, Ref=159-168</text:p>
          </table:table-cell>
          <table:table-cell office:value-type="string">
            <text:p>LEDGER</text:p>
          </table:table-cell>
          <table:table-cell office:value-type="string">
            <text:p>Read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AM Trail Bill Save</text:p>
          </table:table-cell>
          <table:table-cell office:value-type="string">
            <text:p>save_tr_bill_AM_pro.java, Multiple Insert</text:p>
          </table:table-cell>
          <table:table-cell office:value-type="string">
            <text:p>LEDG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AM Trail Bill Save</text:p>
          </table:table-cell>
          <table:table-cell office:value-type="string">
            <text:p>save_tr_bill_AM.java, Ref – 171 – 181</text:p>
          </table:table-cell>
          <table:table-cell office:value-type="string">
            <text:p>LEDGER</text:p>
          </table:table-cell>
          <table:table-cell office:value-type="string">
            <text:p>Read/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AM UF Bill Save</text:p>
          </table:table-cell>
          <table:table-cell office:value-type="string">
            <text:p>save_uf_bill_AM_pro.java, Multiple Insert and Procedure Call for Ledger Log</text:p>
          </table:table-cell>
          <table:table-cell office:value-type="string">
            <text:p>LEDGER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krunal</text:p>
          </table:table-cell>
          <table:table-cell office:value-type="string">
            <text:p>MFUND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/>
          <table:table-cell office:value-type="string">
            <text:p>AM UF Bill Save</text:p>
          </table:table-cell>
          <table:table-cell office:value-type="string">
            <text:p>save_uf_bill_AM.java</text:p>
          </table:table-cell>
          <table:table-cell office:value-type="string">
            <text:p>LEDGER</text:p>
          </table:table-cell>
          <table:table-cell office:value-type="string">
            <text:p>Read/Write</text:p>
          </table:table-cell>
          <table:table-cell table:number-columns-repeated="1013"/>
        </table:table-row>
        <table:table-row table:style-name="ro1" table:number-rows-repeated="651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" table:style-name="ta1" table:print="false">
        <table:table-column table:style-name="co18" table:default-cell-style-name="ce13"/>
        <table:table-column table:style-name="co18" table:number-columns-repeated="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number-columns-repeated="9" table:default-cell-style-name="Default"/>
        <table:table-row table:style-name="ro1">
          <table:table-cell table:style-name="ce10" office:value-type="string">
            <text:p>Sr TL name</text:p>
          </table:table-cell>
          <table:table-cell table:style-name="ce21" office:value-type="string">
            <text:p>TL Name</text:p>
          </table:table-cell>
          <table:table-cell table:style-name="ce10" office:value-type="string">
            <text:p>FROM PROJECT</text:p>
          </table:table-cell>
          <table:table-cell table:style-name="ce10" office:value-type="string">
            <text:p>FROM TECH</text:p>
          </table:table-cell>
          <table:table-cell table:style-name="ce10" office:value-type="string">
            <text:p>TO PROJECT</text:p>
          </table:table-cell>
          <table:table-cell table:style-name="ce10" office:value-type="string">
            <text:p>TO TECH</text:p>
          </table:table-cell>
          <table:table-cell table:style-name="ce10" office:value-type="string">
            <text:p>MODULE</text:p>
          </table:table-cell>
          <table:table-cell table:style-name="ce10" office:value-type="string">
            <text:p>Activity Details</text:p>
          </table:table-cell>
          <table:table-cell table:style-name="ce10" office:value-type="string">
            <text:p>TABLE USED</text:p>
          </table:table-cell>
          <table:table-cell table:style-name="ce10" office:value-type="string">
            <text:p>ACCESS</text:p>
          </table:table-cell>
          <table:table-cell table:style-name="ce10" office:value-type="string">
            <text:p>Is in Batch</text:p>
          </table:table-cell>
          <table:table-cell table:style-name="ce10" office:value-type="string">
            <text:p>Max Batch size</text:p>
          </table:table-cell>
          <table:table-cell table:style-name="ce10" office:value-type="string">
            <text:p>Modularity</text:p>
          </table:table-cell>
          <table:table-cell table:style-name="ce10" office:value-type="string">
            <text:p>Complexity of query</text:p>
          </table:table-cell>
          <table:table-cell table:style-name="ce4" office:value-type="string">
            <text:p>Solution</text:p>
          </table:table-cell>
          <table:table-cell table:style-name="ce4" office:value-type="string">
            <text:p>Service Name</text:p>
          </table:table-cell>
          <table:table-cell table:style-name="ce4" office:value-type="string">
            <text:p>Service readiness</text:p>
          </table:table-cell>
          <table:table-cell table:style-name="ce5" office:value-type="string">
            <text:p>Action Needed</text:p>
          </table:table-cell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ADMIN</text:p>
          </table:table-cell>
          <table:table-cell office:value-type="string">
            <text:p>ORACLE</text:p>
          </table:table-cell>
          <table:table-cell office:value-type="string">
            <text:p>fasMastServlet.java</text:p>
          </table:table-cell>
          <table:table-cell office:value-type="string">
            <text:p>Get OutstandingAmount_PO</text:p>
          </table:table-cell>
          <table:table-cell office:value-type="string">
            <text:p>ADMIN.PO_ITEM_DETAILS,ADMIN.PO_ADD_DEDUC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ADMIN</text:p>
          </table:table-cell>
          <table:table-cell office:value-type="string">
            <text:p>ORACLE</text:p>
          </table:table-cell>
          <table:table-cell office:value-type="string">
            <text:p>Util_PO_Invoice.java</text:p>
          </table:table-cell>
          <table:table-cell office:value-type="string">
            <text:p>Load Report for Admin</text:p>
          </table:table-cell>
          <table:table-cell office:value-type="string">
            <text:p>ADMIN.PO_MASTER,ADMIN.PO_ITEM_DETAILS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ADMIN</text:p>
          </table:table-cell>
          <table:table-cell office:value-type="string">
            <text:p>ORACLE</text:p>
          </table:table-cell>
          <table:table-cell office:value-type="string">
            <text:p>po_item_details.java</text:p>
          </table:table-cell>
          <table:table-cell office:value-type="string">
            <text:p>Get POAmount</text:p>
          </table:table-cell>
          <table:table-cell office:value-type="string">
            <text:p>ADMIN.PO_ITEM_DETAILS,ADMIN.ADM_ITEM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ADMIN</text:p>
          </table:table-cell>
          <table:table-cell office:value-type="string">
            <text:p>ORACLE</text:p>
          </table:table-cell>
          <table:table-cell office:value-type="string">
            <text:p>po_add_deduct.java</text:p>
          </table:table-cell>
          <table:table-cell office:value-type="string">
            <text:p>Get PODeductAmount</text:p>
          </table:table-cell>
          <table:table-cell office:value-type="string">
            <text:p>ADMIN.PO_ADD_DEDUC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ADMIN</text:p>
          </table:table-cell>
          <table:table-cell office:value-type="string">
            <text:p>ORACLE</text:p>
          </table:table-cell>
          <table:table-cell office:value-type="string">
            <text:p>po_add_deduct.java</text:p>
          </table:table-cell>
          <table:table-cell table:style-name="ce13" office:value-type="string">
            <text:p>Get POAddAmount</text:p>
          </table:table-cell>
          <table:table-cell office:value-type="string">
            <text:p>ADMIN.PO_ADD_DEDUC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PMS</text:p>
          </table:table-cell>
          <table:table-cell office:value-type="string">
            <text:p>ORACLE</text:p>
          </table:table-cell>
          <table:table-cell office:value-type="string">
            <text:p>ImportWealthAcFdBrokJvModel.java</text:p>
          </table:table-cell>
          <table:table-cell office:value-type="string">
            <text:p>Chk billExistInPms from BillNo</text:p>
          </table:table-cell>
          <table:table-cell office:value-type="string">
            <text:p>PMS.PMS_BILL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PMS</text:p>
          </table:table-cell>
          <table:table-cell office:value-type="string">
            <text:p>ORACLE</text:p>
          </table:table-cell>
          <table:table-cell office:value-type="string">
            <text:p>pms_billmst.java</text:p>
          </table:table-cell>
          <table:table-cell office:value-type="string">
            <text:p>Get InfoUsingBillNo</text:p>
          </table:table-cell>
          <table:table-cell office:value-type="string">
            <text:p>PMS.PMS_BILL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IPO</text:p>
          </table:table-cell>
          <table:table-cell office:value-type="string">
            <text:p>ORACLE</text:p>
          </table:table-cell>
          <table:table-cell office:value-type="string">
            <text:p>bankpay.java</text:p>
          </table:table-cell>
          <table:table-cell office:value-type="string">
            <text:p>Get records of tbl for particular billNo of prodType IP</text:p>
          </table:table-cell>
          <table:table-cell office:value-type="string">
            <text:p>IPO.BILL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FD</text:p>
          </table:table-cell>
          <table:table-cell office:value-type="string">
            <text:p>ORACLE</text:p>
          </table:table-cell>
          <table:table-cell office:value-type="string">
            <text:p>jv.java</text:p>
          </table:table-cell>
          <table:table-cell office:value-type="string">
            <text:p>Get records of tbl for particular billNo of prodType FD</text:p>
          </table:table-cell>
          <table:table-cell office:value-type="string">
            <text:p>FD.BILL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FD</text:p>
          </table:table-cell>
          <table:table-cell office:value-type="string">
            <text:p>ORACLE</text:p>
          </table:table-cell>
          <table:table-cell office:value-type="string">
            <text:p>ImportWealthAcFdBrokJvModel.java</text:p>
          </table:table-cell>
          <table:table-cell office:value-type="string">
            <text:p>Chk billExistInFd from BillNo</text:p>
          </table:table-cell>
          <table:table-cell office:value-type="string">
            <text:p>FD.FDBILL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FD</text:p>
          </table:table-cell>
          <table:table-cell office:value-type="string">
            <text:p>ORACLE</text:p>
          </table:table-cell>
          <table:table-cell office:value-type="string">
            <text:p>editbankpay.java</text:p>
          </table:table-cell>
          <table:table-cell office:value-type="string">
            <text:p>Get records of tbl for Edit Bank Pay for Prodtype FD</text:p>
          </table:table-cell>
          <table:table-cell office:value-type="string">
            <text:p>FD.FDBILL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FD</text:p>
          </table:table-cell>
          <table:table-cell office:value-type="string">
            <text:p>ORACLE</text:p>
          </table:table-cell>
          <table:table-cell office:value-type="string">
            <text:p>editjv.java</text:p>
          </table:table-cell>
          <table:table-cell office:value-type="string">
            <text:p>Get records of tbl for Edit JV for Prodtype FD</text:p>
          </table:table-cell>
          <table:table-cell office:value-type="string">
            <text:p>FD.FDBILL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FD</text:p>
          </table:table-cell>
          <table:table-cell office:value-type="string">
            <text:p>ORACLE</text:p>
          </table:table-cell>
          <table:table-cell office:value-type="string">
            <text:p>bankpay.java</text:p>
          </table:table-cell>
          <table:table-cell office:value-type="string">
            <text:p>Get records of tbl for particular billNo of prodType FD</text:p>
          </table:table-cell>
          <table:table-cell office:value-type="string">
            <text:p>FD.FDBILL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SalaryReport.jsp</text:p>
          </table:table-cell>
          <table:table-cell office:value-type="string">
            <text:p>Fill combo of Branch from tbl using tld</text:p>
          </table:table-cell>
          <table:table-cell office:value-type="string">
            <text:p>NJHR.LOCAT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AddFirm.jsp</text:p>
          </table:table-cell>
          <table:table-cell office:value-type="string">
            <text:p>Fill combo of Company Name from tbl using tld</text:p>
          </table:table-cell>
          <table:table-cell office:value-type="string">
            <text:p>NJHR.COMP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AddAccount.jsp</text:p>
          </table:table-cell>
          <table:table-cell office:value-type="string">
            <text:p>Fill combo of Branch from tbl using tld</text:p>
          </table:table-cell>
          <table:table-cell office:value-type="string">
            <text:p>NJHR.LOCAT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EditAccount.jsp</text:p>
          </table:table-cell>
          <table:table-cell office:value-type="string">
            <text:p>Fill combo of Branch and City from tbl using tld</text:p>
          </table:table-cell>
          <table:table-cell office:value-type="string">
            <text:p>NJHR.LOCAT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EditBankPayment_MF.jsp</text:p>
          </table:table-cell>
          <table:table-cell office:value-type="string">
            <text:p>Fill combo of Branch from tbl using tld</text:p>
          </table:table-cell>
          <table:table-cell office:value-type="string">
            <text:p>NJHR.LOCAT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rptPay_Request_auth.java</text:p>
          </table:table-cell>
          <table:table-cell office:value-type="string">
            <text:p>Get records using join if Service is PrintShop </text:p>
          </table:table-cell>
          <table:table-cell office:value-type="string">
            <text:p>NJHR.GEO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cashpay.java</text:p>
          </table:table-cell>
          <table:table-cell office:value-type="string">
            <text:p>Get records of tbl using join for Prodtype MF and FD while Update</text:p>
          </table:table-cell>
          <table:table-cell office:value-type="string">
            <text:p>NJHR.GEO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jv.java</text:p>
          </table:table-cell>
          <table:table-cell office:value-type="string">
            <text:p>Get records of tbl using join for Prodtype MF</text:p>
          </table:table-cell>
          <table:table-cell office:value-type="string">
            <text:p>NJHR.GEO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SalaryReportModel.java</text:p>
          </table:table-cell>
          <table:table-cell office:value-type="string">
            <text:p>Get LOC_NAME using join in getSalaryRecord</text:p>
          </table:table-cell>
          <table:table-cell office:value-type="string">
            <text:p>NJHR.LOCAT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displaybill.java</text:p>
          </table:table-cell>
          <table:table-cell office:value-type="string">
            <text:p>Get GEO_NAME and REGNAME from multiple tbl</text:p>
          </table:table-cell>
          <table:table-cell office:value-type="string">
            <text:p>NJHR.GEO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tdscatrep.java</text:p>
          </table:table-cell>
          <table:table-cell office:value-type="string">
            <text:p>Get OFF_ADD,OFF_ADD1,GEO_NAME from multiple tbl while generating report</text:p>
          </table:table-cell>
          <table:table-cell office:value-type="string">
            <text:p>NJHR.GEO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print_trbill.java</text:p>
          </table:table-cell>
          <table:table-cell office:value-type="string">
            <text:p>Get GEO_NAME and REGNAME from multiple tbl while generating report</text:p>
          </table:table-cell>
          <table:table-cell office:value-type="string">
            <text:p>NJHR.GEO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print_bill.java</text:p>
          </table:table-cell>
          <table:table-cell office:value-type="string">
            <text:p>Get GEO_NAME,NJBRCODE and REGNAME from multiple tbl while generating report</text:p>
          </table:table-cell>
          <table:table-cell office:value-type="string">
            <text:p>NJHR.GEO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printvou.java</text:p>
          </table:table-cell>
          <table:table-cell office:value-type="string">
            <text:p>Get COMP_BAND from tbl using COMP_ID in report</text:p>
          </table:table-cell>
          <table:table-cell office:value-type="string">
            <text:p>NJHR.COMP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print_vou.java</text:p>
          </table:table-cell>
          <table:table-cell office:value-type="string">
            <text:p>Get COMP_BAND from tbl using COMP_ID in report</text:p>
          </table:table-cell>
          <table:table-cell office:value-type="string">
            <text:p>NJHR.COMP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Comp_Mast.java</text:p>
          </table:table-cell>
          <table:table-cell office:value-type="string">
            <text:p>getCompanyRecord for COMP_STATUS not 'Close'</text:p>
          </table:table-cell>
          <table:table-cell office:value-type="string">
            <text:p>NJHR.COMP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partymast.java</text:p>
          </table:table-cell>
          <table:table-cell office:value-type="string">
            <text:p>getAccountRecord using join</text:p>
          </table:table-cell>
          <table:table-cell office:value-type="string">
            <text:p>NJHR.LOCAT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ledger.java</text:p>
          </table:table-cell>
          <table:table-cell office:value-type="string">
            <text:p>getClients using join</text:p>
          </table:table-cell>
          <table:table-cell office:value-type="string">
            <text:p>NJHR.LOCAT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firm.java</text:p>
          </table:table-cell>
          <table:table-cell office:value-type="string">
            <text:p>getCompanyName from tbl using COMP_ID</text:p>
          </table:table-cell>
          <table:table-cell office:value-type="string">
            <text:p>NJHR.COMP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print_single_vou.java</text:p>
          </table:table-cell>
          <table:table-cell office:value-type="string">
            <text:p>Get COMP_BAND from tbl using COMP_ID in report</text:p>
          </table:table-cell>
          <table:table-cell office:value-type="string">
            <text:p>NJHR.COMP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printvou_rec.java</text:p>
          </table:table-cell>
          <table:table-cell office:value-type="string">
            <text:p>Get COMP_BAND from tbl using COMP_ID in report</text:p>
          </table:table-cell>
          <table:table-cell office:value-type="string">
            <text:p>NJHR.COMP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NJHR</text:p>
          </table:table-cell>
          <table:table-cell office:value-type="string">
            <text:p>ORACLE</text:p>
          </table:table-cell>
          <table:table-cell office:value-type="string">
            <text:p>print_appbill.java</text:p>
          </table:table-cell>
          <table:table-cell office:value-type="string">
            <text:p>Get GEO_NAME and REGNAME from multiple tbl while generating report</text:p>
          </table:table-cell>
          <table:table-cell office:value-type="string">
            <text:p>NJHR.GEO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MastServlet.java</text:p>
          </table:table-cell>
          <table:table-cell office:value-type="string">
            <text:p>combo_valuepack – get PACK,PACK_DESC from tbl</text:p>
          </table:table-cell>
          <table:table-cell office:value-type="string">
            <text:p>MFUND.PACK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asMastServlet.java</text:p>
          </table:table-cell>
          <table:table-cell office:value-type="string">
            <text:p>CmbTrainee – get TRAINEEID,TRAINEENAME from tbl</text:p>
          </table:table-cell>
          <table:table-cell office:value-type="string">
            <text:p>MFUND.TRAINEEMASTER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proc_bankrec.java</text:p>
          </table:table-cell>
          <table:table-cell office:value-type="string">
            <text:p>update IS_UPLOADED,REQ_STATUS while deleting temp entries in CMS</text:p>
          </table:table-cell>
          <table:table-cell office:value-type="string">
            <text:p>MFUND.PAYMENT_REQUEST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AddBankPayment_MF.jsp</text:p>
          </table:table-cell>
          <table:table-cell office:value-type="string">
            <text:p>Fill combo of AMC from tbl using tld</text:p>
          </table:table-cell>
          <table:table-cell office:value-type="string">
            <text:p>MFUND.COMPANY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AddBankPayment_MF.jsp</text:p>
          </table:table-cell>
          <table:table-cell office:value-type="string">
            <text:p>Fill combo of Broker from tbl using tld</text:p>
          </table:table-cell>
          <table:table-cell office:value-type="string">
            <text:p>MFUND.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AddBankPayment_MF.jsp</text:p>
          </table:table-cell>
          <table:table-cell office:value-type="string">
            <text:p>Fill combo of Trainee from tbl using tld</text:p>
          </table:table-cell>
          <table:table-cell office:value-type="string">
            <text:p>MFUND.TRAINEEMASTER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AddBankPayment_MF.jsp</text:p>
          </table:table-cell>
          <table:table-cell office:value-type="string">
            <text:p>Fill combo of Account from tbl using tld</text:p>
          </table:table-cell>
          <table:table-cell office:value-type="string">
            <text:p>MFUND.ACCOUNT,MFUND.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EditBankPayment_MF.jsp</text:p>
          </table:table-cell>
          <table:table-cell office:value-type="string">
            <text:p>Fill combo of AMC from tbl using tld</text:p>
          </table:table-cell>
          <table:table-cell office:value-type="string">
            <text:p>MFUND.COMPANY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EditBankPayment_MF.jsp</text:p>
          </table:table-cell>
          <table:table-cell office:value-type="string">
            <text:p>Fill combo of Broker from tbl using tld</text:p>
          </table:table-cell>
          <table:table-cell office:value-type="string">
            <text:p>MFUND.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EditBankPayment_MF.jsp</text:p>
          </table:table-cell>
          <table:table-cell office:value-type="string">
            <text:p>Fill combo of Trainee from tbl using tld</text:p>
          </table:table-cell>
          <table:table-cell office:value-type="string">
            <text:p>MFUND.TRAINEEMASTER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UtilVPCashRefund.jsp</text:p>
          </table:table-cell>
          <table:table-cell office:value-type="string">
            <text:p>Fill combo of Centre from tbl using tld</text:p>
          </table:table-cell>
          <table:table-cell office:value-type="string">
            <text:p>MFUND.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jv.java</text:p>
          </table:table-cell>
          <table:table-cell office:value-type="string">
            <text:p>1.)Get records of tbl for given BillNo for Prodtype MF 2.)Get records from multiple tbl for prodtype 'MF'</text:p>
          </table:table-cell>
          <table:table-cell office:value-type="string">
            <text:p>MFUND.BILL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RptTrainingExpenseModel.java</text:p>
          </table:table-cell>
          <table:table-cell office:value-type="string">
            <text:p>getReportData</text:p>
          </table:table-cell>
          <table:table-cell office:value-type="string">
            <text:p>MFUND.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UtilVPCashRefundModel.java</text:p>
          </table:table-cell>
          <table:table-cell office:value-type="string">
            <text:p>1.)getRefundList using join 2.)getUnderProcess 3.)getPaidDetails 4.)getPaidList 5.)getStatus 6.)getCandidateDetail</text:p>
          </table:table-cell>
          <table:table-cell office:value-type="string">
            <text:p>MFUND.VP_CASHBACK,MFUND.CANDIDATEMASTER,MFUND.EXAMCANDIDATE,MFUND.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UtilVPCashRefundModel.java</text:p>
          </table:table-cell>
          <table:table-cell office:value-type="string">
            <text:p>1.)updatePaymentVoucher 2.)updatePaymentCheque</text:p>
          </table:table-cell>
          <table:table-cell office:value-type="string">
            <text:p>MFUND.VP_CASHBACK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ImportWealthAcFdBrokJvModel.java</text:p>
          </table:table-cell>
          <table:table-cell office:value-type="string">
            <text:p>billExistInMfund</text:p>
          </table:table-cell>
          <table:table-cell office:value-type="string">
            <text:p>MFUND.BILL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Tran_log_rpt.java</text:p>
          </table:table-cell>
          <table:table-cell office:value-type="string">
            <text:p>Get CDESC from tbl in report</text:p>
          </table:table-cell>
          <table:table-cell office:value-type="string">
            <text:p>MFUND.COMPANY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function.java</text:p>
          </table:table-cell>
          <table:table-cell office:value-type="string">
            <text:p>getREGCODE</text:p>
          </table:table-cell>
          <table:table-cell office:value-type="string">
            <text:p>MFUND.CANDIDATEMASTER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expledger.java</text:p>
          </table:table-cell>
          <table:table-cell office:value-type="string">
            <text:p>get REGNAME from tbl in report of Summary type</text:p>
          </table:table-cell>
          <table:table-cell office:value-type="string">
            <text:p>MFUND.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valuepackmst.java</text:p>
          </table:table-cell>
          <table:table-cell office:value-type="string">
            <text:p>Getpname – get PACK_DESC from tbl</text:p>
          </table:table-cell>
          <table:table-cell office:value-type="string">
            <text:p>MFUND.PACK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AMC_Reimbursement_rpt.java</text:p>
          </table:table-cell>
          <table:table-cell office:value-type="string">
            <text:p>ComboAMC – get CCODE,CDESC from tbl</text:p>
          </table:table-cell>
          <table:table-cell office:value-type="string">
            <text:p>MFUND.COMPANY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NFO_Meeting_Bill.java</text:p>
          </table:table-cell>
          <table:table-cell office:value-type="string">
            <text:p>ComboAMC – get CCODE,CDESC from tbl</text:p>
          </table:table-cell>
          <table:table-cell office:value-type="string">
            <text:p>MFUND.COMPANY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rptAmfiDD.java</text:p>
          </table:table-cell>
          <table:table-cell office:value-type="string">
            <text:p>get different set of data using join in report </text:p>
          </table:table-cell>
          <table:table-cell office:value-type="string">
            <text:p>MFUND.EXAMCANDIDATE,MFUND.CANDIDATEMASTER,MFUND.PACK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print_vou.java</text:p>
          </table:table-cell>
          <table:table-cell office:value-type="string">
            <text:p>print_voucher</text:p>
          </table:table-cell>
          <table:table-cell office:value-type="string">
            <text:p>MFUND.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billmst.java</text:p>
          </table:table-cell>
          <table:table-cell office:value-type="string">
            <text:p>getBillRecord</text:p>
          </table:table-cell>
          <table:table-cell office:value-type="string">
            <text:p>MFUND.BILL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traineemaster.java</text:p>
          </table:table-cell>
          <table:table-cell office:value-type="string">
            <text:p>1.)getTraineeName 2.)getBranchCode</text:p>
          </table:table-cell>
          <table:table-cell office:value-type="string">
            <text:p>MFUND.TRAINEEMASTER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training_schedule.java</text:p>
          </table:table-cell>
          <table:table-cell office:value-type="string">
            <text:p>getReportData</text:p>
          </table:table-cell>
          <table:table-cell office:value-type="string">
            <text:p>MFUND.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Account_Entry_Code.java</text:p>
          </table:table-cell>
          <table:table-cell office:value-type="string">
            <text:p>getTrn_Accounts_And_Amount using join</text:p>
          </table:table-cell>
          <table:table-cell office:value-type="string">
            <text:p>MFUND.ACCOUNT_ENTRY_CODE,MFUND.EXAMCANDIDATE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bankpay.java</text:p>
          </table:table-cell>
          <table:table-cell office:value-type="string">
            <text:p>get records from individual tbl</text:p>
          </table:table-cell>
          <table:table-cell office:value-type="string">
            <text:p>MFUND.ACCOUNT,MFUND.BILLMST,MFUND.BILLDEDUCT,MFUND.PRINTSHOP,MFUND.LIVEWIRE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profit_cost_center_p_n_l.java</text:p>
          </table:table-cell>
          <table:table-cell office:value-type="string">
            <text:p>Display Branch if only 1 branch and division are selected</text:p>
          </table:table-cell>
          <table:table-cell office:value-type="string">
            <text:p>MFUND.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CommonFunctions.java</text:p>
          </table:table-cell>
          <table:table-cell office:value-type="string">
            <text:p>GetTraineeName – get TRAINEENAME from tbl</text:p>
          </table:table-cell>
          <table:table-cell office:value-type="string">
            <text:p>MFUND.TRAINEEMASTER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Stock exchange client ledger</text:p>
          </table:table-cell>
          <table:table-cell office:value-type="string">
            <text:p>fill client combo</text:p>
          </table:table-cell>
          <table:table-cell office:value-type="string">
            <text:p>TAC_MAI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Account Master</text:p>
          </table:table-cell>
          <table:table-cell office:value-type="string">
            <text:p>fill User</text:p>
          </table:table-cell>
          <table:table-cell office:value-type="string">
            <text:p>ME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Edit Account</text:p>
          </table:table-cell>
          <table:table-cell office:value-type="string">
            <text:p>fill User</text:p>
          </table:table-cell>
          <table:table-cell office:value-type="string">
            <text:p>ME_MA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Add JV FOR PMS/Realty</text:p>
          </table:table-cell>
          <table:table-cell office:value-type="string">
            <text:p>Fill Broker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Enet file generation</text:p>
          </table:table-cell>
          <table:table-cell office:value-type="string">
            <text:p>get broker name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add Bp FOR MF</text:p>
          </table:table-cell>
          <table:table-cell office:value-type="string">
            <text:p>fill account</text:p>
          </table:table-cell>
          <table:table-cell office:value-type="string">
            <text:p>ACCOUN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Add BP FOR PMS/Realty</text:p>
          </table:table-cell>
          <table:table-cell office:value-type="string">
            <text:p>Fill Broker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add Bp FOR MF</text:p>
          </table:table-cell>
          <table:table-cell office:value-type="string">
            <text:p>fill account</text:p>
          </table:table-cell>
          <table:table-cell office:value-type="string">
            <text:p>ACCOUN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rad report</text:p>
          </table:table-cell>
          <table:table-cell office:value-type="string">
            <text:p>Fill Branch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int voucher</text:p>
          </table:table-cell>
          <table:table-cell office:value-type="string">
            <text:p>getr amc name</text:p>
          </table:table-cell>
          <table:table-cell office:value-type="string">
            <text:p>COMPANY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alance sheet report</text:p>
          </table:table-cell>
          <table:table-cell office:value-type="string">
            <text:p>fill branch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account summary wise report</text:p>
          </table:table-cell>
          <table:table-cell office:value-type="string">
            <text:p>Fill Broker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int voucher,all leger report</text:p>
          </table:table-cell>
          <table:table-cell office:value-type="string">
            <text:p>get amc name</text:p>
          </table:table-cell>
          <table:table-cell office:value-type="string">
            <text:p>COMPANY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int voucher,all leger report</text:p>
          </table:table-cell>
          <table:table-cell office:value-type="string">
            <text:p>get account</text:p>
          </table:table-cell>
          <table:table-cell office:value-type="string">
            <text:p>ACCOUN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int voucher,all leger report</text:p>
          </table:table-cell>
          <table:table-cell office:value-type="string">
            <text:p>get group name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ayment solution</text:p>
          </table:table-cell>
          <table:table-cell office:value-type="string">
            <text:p>get records to be downloaded</text:p>
          </table:table-cell>
          <table:table-cell office:value-type="string">
            <text:p>PAYMENT_REQUE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ayment solution</text:p>
          </table:table-cell>
          <table:table-cell/>
          <table:table-cell office:value-type="string">
            <text:p>GRP_DETAIL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ayment solution</text:p>
          </table:table-cell>
          <table:table-cell/>
          <table:table-cell office:value-type="string">
            <text:p>RAP_EXTRA_POINTS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ocess bank rec</text:p>
          </table:table-cell>
          <table:table-cell office:value-type="string">
            <text:p>get records to be downloaded</text:p>
          </table:table-cell>
          <table:table-cell office:value-type="string">
            <text:p>PAYMENT_REQUE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cash pay report</text:p>
          </table:table-cell>
          <table:table-cell office:value-type="string">
            <text:p>get branch name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general ledger</text:p>
          </table:table-cell>
          <table:table-cell office:value-type="string">
            <text:p>get group name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kra tat report</text:p>
          </table:table-cell>
          <table:table-cell office:value-type="string">
            <text:p>get emp Information</text:p>
          </table:table-cell>
          <table:table-cell office:value-type="string">
            <text:p>ME_MAST_VIEW</text:p>
          </table:table-cell>
          <table:table-cell table:number-columns-repeated="9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kra tat report</text:p>
          </table:table-cell>
          <table:table-cell office:value-type="string">
            <text:p>get emp Information</text:p>
          </table:table-cell>
          <table:table-cell office:value-type="string">
            <text:p>POSITION_MAST_NEW_VIEW</text:p>
          </table:table-cell>
          <table:table-cell table:number-columns-repeated="9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kra tat report</text:p>
          </table:table-cell>
          <table:table-cell office:value-type="string">
            <text:p>get emp Information</text:p>
          </table:table-cell>
          <table:table-cell office:value-type="string">
            <text:p>DESIGNATION</text:p>
          </table:table-cell>
          <table:table-cell table:number-columns-repeated="9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kra tat report</text:p>
          </table:table-cell>
          <table:table-cell office:value-type="string">
            <text:p>get emp Information</text:p>
          </table:table-cell>
          <table:table-cell office:value-type="string">
            <text:p>DEPT_HIERARCHY</text:p>
          </table:table-cell>
          <table:table-cell table:number-columns-repeated="9"/>
        </table:table-row>
        <table:table-row table:style-name="ro4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JV,EDIT JV,BP,EDIT BP,</text:p>
            <text:p>BANKREC,EDIT BANKREC,BANKPAY,</text:p>
            <text:p>EDITBANKPAY</text:p>
          </table:table-cell>
          <table:table-cell office:value-type="string">
            <text:p>get branch name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fas broker wise outstanding report</text:p>
          </table:table-cell>
          <table:table-cell office:value-type="string">
            <text:p>get broker name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p add </text:p>
          </table:table-cell>
          <table:table-cell office:value-type="string">
            <text:p>get payment in favour of</text:p>
          </table:table-cell>
          <table:table-cell office:value-type="string">
            <text:p>DIRECT_CREDI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Amc Receivable report</text:p>
          </table:table-cell>
          <table:table-cell office:value-type="string">
            <text:p>get ccode</text:p>
          </table:table-cell>
          <table:table-cell office:value-type="string">
            <text:p>COMPANY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ImportWealthAcFdBrokJv</text:p>
          </table:table-cell>
          <table:table-cell office:value-type="string">
            <text:p>get broker detail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MF bank payment</text:p>
          </table:table-cell>
          <table:table-cell office:value-type="string">
            <text:p>get account</text:p>
          </table:table-cell>
          <table:table-cell office:value-type="string">
            <text:p>ACCOUN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MF bank payment</text:p>
          </table:table-cell>
          <table:table-cell office:value-type="string">
            <text:p>get account code</text:p>
          </table:table-cell>
          <table:table-cell office:value-type="string">
            <text:p>DiRECT_CREDI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jv utility</text:p>
          </table:table-cell>
          <table:table-cell office:value-type="string">
            <text:p>fill Branch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cheque cancel</text:p>
          </table:table-cell>
          <table:table-cell office:value-type="string">
            <text:p>get group name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ill display</text:p>
          </table:table-cell>
          <table:table-cell office:value-type="string">
            <text:p>get city</text:p>
          </table:table-cell>
          <table:table-cell office:value-type="string">
            <text:p>GRPMST,Grp_DEtail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ank pay utility</text:p>
          </table:table-cell>
          <table:table-cell office:value-type="string">
            <text:p>get branch name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int tr bill</text:p>
          </table:table-cell>
          <table:table-cell office:value-type="string">
            <text:p>get bill information</text:p>
          </table:table-cell>
          <table:table-cell office:value-type="string">
            <text:p>BILL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int voucher</text:p>
          </table:table-cell>
          <table:table-cell office:value-type="string">
            <text:p>get amc name</text:p>
          </table:table-cell>
          <table:table-cell office:value-type="string">
            <text:p>COMPANY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draft cancel</text:p>
          </table:table-cell>
          <table:table-cell office:value-type="string">
            <text:p>get amc name</text:p>
          </table:table-cell>
          <table:table-cell office:value-type="string">
            <text:p>COMPANY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jv payment missing</text:p>
          </table:table-cell>
          <table:table-cell office:value-type="string">
            <text:p>get broker detail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ayment utility report</text:p>
          </table:table-cell>
          <table:table-cell office:value-type="string">
            <text:p>get account Detail</text:p>
          </table:table-cell>
          <table:table-cell office:value-type="string">
            <text:p>DiRECT_CREDI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O Invoice JV</text:p>
          </table:table-cell>
          <table:table-cell office:value-type="string">
            <text:p>get Region name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cheque cancel</text:p>
          </table:table-cell>
          <table:table-cell office:value-type="string">
            <text:p>get amc name</text:p>
          </table:table-cell>
          <table:table-cell office:value-type="string">
            <text:p>COMPANY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ayment Utility</text:p>
          </table:table-cell>
          <table:table-cell office:value-type="string">
            <text:p>get broker detail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alance sheet report</text:p>
          </table:table-cell>
          <table:table-cell office:value-type="string">
            <text:p>get branch name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ulk cheque cancel</text:p>
          </table:table-cell>
          <table:table-cell office:value-type="string">
            <text:p>get amc name</text:p>
          </table:table-cell>
          <table:table-cell office:value-type="string">
            <text:p>COMPANY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etty cash kra report</text:p>
          </table:table-cell>
          <table:table-cell office:value-type="string">
            <text:p>fill Branch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new bank rec</text:p>
          </table:table-cell>
          <table:table-cell office:value-type="string">
            <text:p>fill Branch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account jv report</text:p>
          </table:table-cell>
          <table:table-cell office:value-type="string">
            <text:p>Fill Broker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trial balance</text:p>
          </table:table-cell>
          <table:table-cell office:value-type="string">
            <text:p>fill Branch</text:p>
          </table:table-cell>
          <table:table-cell office:value-type="string">
            <text:p>REGION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cash reciept</text:p>
          </table:table-cell>
          <table:table-cell office:value-type="string">
            <text:p>fill amc</text:p>
          </table:table-cell>
          <table:table-cell office:value-type="string">
            <text:p>COMPANY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cash reciept</text:p>
          </table:table-cell>
          <table:table-cell office:value-type="string">
            <text:p>Fill scheme</text:p>
          </table:table-cell>
          <table:table-cell office:value-type="string">
            <text:p>NAVSSCH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cash book,edit cash reciept,bank book</text:p>
          </table:table-cell>
          <table:table-cell office:value-type="string">
            <text:p>get group name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cash book,edit cash reciept,bank book</text:p>
          </table:table-cell>
          <table:table-cell office:value-type="string">
            <text:p>get amc name</text:p>
          </table:table-cell>
          <table:table-cell office:value-type="string">
            <text:p>COMPANY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/>
          <table:table-cell office:value-type="string">
            <text:p>centralized</text:p>
          </table:table-cell>
          <table:table-cell table:number-columns-repeated="5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rint bill</text:p>
          </table:table-cell>
          <table:table-cell office:value-type="string">
            <text:p>get bill information</text:p>
          </table:table-cell>
          <table:table-cell office:value-type="string">
            <text:p>BILL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Java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pay amount report</text:p>
          </table:table-cell>
          <table:table-cell office:value-type="string">
            <text:p>get broker detail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BILL_SAVE_FAS</text:p>
          </table:table-cell>
          <table:table-cell office:value-type="string">
            <text:p>get broker detail</text:p>
          </table:table-cell>
          <table:table-cell office:value-type="string">
            <text:p>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GET_ARN_DETAILS</text:p>
          </table:table-cell>
          <table:table-cell office:value-type="string">
            <text:p>Get GRPCODE</text:p>
          </table:table-cell>
          <table:table-cell office:value-type="string">
            <text:p>GRP_ARN_ADJ_PERIOD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BROK_BILL_OUTSTANDING_CALC</text:p>
          </table:table-cell>
          <table:table-cell office:value-type="string">
            <text:p>get bill detail</text:p>
          </table:table-cell>
          <table:table-cell office:value-type="string">
            <text:p>BILL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GET_ARN_DETAILS</text:p>
          </table:table-cell>
          <table:table-cell office:value-type="string">
            <text:p>get bill detail</text:p>
          </table:table-cell>
          <table:table-cell office:value-type="string">
            <text:p>BILL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7"/>
        </table:table-row>
      </table:table>
      <table:table table:name="trading" table:style-name="ta1" table:print="false">
        <table:table-column table:style-name="co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9"/>
        <table:table-column table:style-name="co18" table:number-columns-repeated="1006" table:default-cell-style-name="Default"/>
        <table:table-row table:style-name="ro1">
          <table:table-cell table:style-name="ce10" office:value-type="string">
            <text:p>Sr TL name</text:p>
          </table:table-cell>
          <table:table-cell table:style-name="ce21" office:value-type="string">
            <text:p>TL Name</text:p>
          </table:table-cell>
          <table:table-cell table:style-name="ce10" office:value-type="string">
            <text:p>FROM PROJECT</text:p>
          </table:table-cell>
          <table:table-cell table:style-name="ce10" office:value-type="string">
            <text:p>FROM TECH</text:p>
          </table:table-cell>
          <table:table-cell table:style-name="ce10" office:value-type="string">
            <text:p>TO PROJECT</text:p>
          </table:table-cell>
          <table:table-cell table:style-name="ce10" office:value-type="string">
            <text:p>TO TECH</text:p>
          </table:table-cell>
          <table:table-cell table:style-name="ce10" office:value-type="string">
            <text:p>MODULE</text:p>
          </table:table-cell>
          <table:table-cell table:style-name="ce10" office:value-type="string">
            <text:p>Activity Details</text:p>
          </table:table-cell>
          <table:table-cell table:style-name="ce10" office:value-type="string">
            <text:p>TABLE USED</text:p>
          </table:table-cell>
          <table:table-cell table:style-name="ce10" office:value-type="string">
            <text:p>ACCESS</text:p>
          </table:table-cell>
          <table:table-cell table:style-name="ce10" office:value-type="string">
            <text:p>Is in Batch</text:p>
          </table:table-cell>
          <table:table-cell table:style-name="ce10" office:value-type="string">
            <text:p>Max Batch size</text:p>
          </table:table-cell>
          <table:table-cell table:style-name="ce10" office:value-type="string">
            <text:p>Modularity</text:p>
          </table:table-cell>
          <table:table-cell table:style-name="ce10" office:value-type="string">
            <text:p>Complexity of query</text:p>
          </table:table-cell>
          <table:table-cell table:style-name="ce4" office:value-type="string">
            <text:p>Solution</text:p>
          </table:table-cell>
          <table:table-cell table:style-name="ce4" office:value-type="string">
            <text:p>Service Name</text:p>
          </table:table-cell>
          <table:table-cell table:style-name="ce4" office:value-type="string">
            <text:p>Service readiness</text:p>
          </table:table-cell>
          <table:table-cell table:style-name="ce5" office:value-type="string">
            <text:p>Action Needed</text:p>
          </table:table-cell>
          <table:table-cell table:style-name="ce10" table:number-columns-repeated="1006"/>
        </table:table-row>
        <table:table-row table:style-name="ro2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15" office:value-type="string">
            <text:p>Reconciliation Process,SIP Reconciliation,Order No Updation,Generate Transaction/Rejection File,Payment File Generation</text:p>
          </table:table-cell>
          <table:table-cell office:value-type="string">
            <text:p>insert in to bankrec</text:p>
          </table:table-cell>
          <table:table-cell office:value-type="string">
            <text:p>FAS.BANKREC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float" office:value="10000">
            <text:p>10000</text:p>
          </table:table-cell>
          <table:table-cell office:value-type="string">
            <text:p>centralized</text:p>
          </table:table-cell>
          <table:table-cell table:number-columns-repeated="1011"/>
        </table:table-row>
        <table:table-row table:style-name="ro2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15" office:value-type="string">
            <text:p>Reconciliation Process,SIP Reconciliation,Order No Updation,Generate Transaction/Rejection File,Import Pay Out File,Payment File Generation</text:p>
          </table:table-cell>
          <table:table-cell office:value-type="string">
            <text:p>insert in to ledger,ledger_detail</text:p>
          </table:table-cell>
          <table:table-cell office:value-type="string">
            <text:p>FAS.LEDGER,FAS.LEDGER_DETAIL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float" office:value="10000">
            <text:p>10000</text:p>
          </table:table-cell>
          <table:table-cell office:value-type="string">
            <text:p>centralized</text:p>
          </table:table-cell>
          <table:table-cell table:number-columns-repeated="1011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15" office:value-type="string">
            <text:p>Reconciliation Process</text:p>
          </table:table-cell>
          <table:table-cell table:style-name="ce13" office:value-type="string">
            <text:p>get firm code using COMP_ID and start date, end date</text:p>
          </table:table-cell>
          <table:table-cell office:value-type="string">
            <text:p>FIRM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15" office:value-type="string">
            <text:p>Reconciliation Process</text:p>
          </table:table-cell>
          <table:table-cell table:style-name="ce13" office:value-type="string">
            <text:p>get CATCODE using PARTYCODE and FIRMCODE</text:p>
          </table:table-cell>
          <table:table-cell office:value-type="string">
            <text:p>PARTYMAST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mysql</text:p>
          </table:table-cell>
          <table:table-cell table:style-name="ce15" office:value-type="string">
            <text:p>Reconciliation Process</text:p>
          </table:table-cell>
          <table:table-cell table:style-name="ce13" office:value-type="string">
            <text:p>Get CCODE using SCHCODE </text:p>
          </table:table-cell>
          <table:table-cell office:value-type="string">
            <text:p>njindiainvest.NAVSCH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mysql</text:p>
          </table:table-cell>
          <table:table-cell table:style-name="ce15" office:value-type="string">
            <text:p>Reconciliation Process</text:p>
          </table:table-cell>
          <table:table-cell table:style-name="ce13" office:value-type="string">
            <text:p>Get APPNAME using NJAC_NO </text:p>
          </table:table-cell>
          <table:table-cell office:value-type="string">
            <text:p>registration.TAC_MAIN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mysql</text:p>
          </table:table-cell>
          <table:table-cell table:style-name="ce15" office:value-type="string">
            <text:p>Generate Transaction/Rejection File</text:p>
          </table:table-cell>
          <table:table-cell table:style-name="ce13" office:value-type="string">
            <text:p>Get OPT using SCHCODE </text:p>
          </table:table-cell>
          <table:table-cell office:value-type="string">
            <text:p>njindiainvest.NAVSCH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15" office:value-type="string">
            <text:p>Generate Transaction/Rejection File</text:p>
          </table:table-cell>
          <table:table-cell table:style-name="ce13" office:value-type="string">
            <text:p>get firm code using COMP_ID and start date, end date</text:p>
          </table:table-cell>
          <table:table-cell office:value-type="string">
            <text:p>FIRM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15" office:value-type="string">
            <text:p>Generate Transaction/Rejection File</text:p>
          </table:table-cell>
          <table:table-cell office:value-type="string">
            <text:p>insert in to bankrec</text:p>
          </table:table-cell>
          <table:table-cell office:value-type="string">
            <text:p>FAS.BANKREC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float" office:value="10000">
            <text:p>10000</text:p>
          </table:table-cell>
          <table:table-cell office:value-type="string">
            <text:p>centralized</text:p>
          </table:table-cell>
          <table:table-cell table:number-columns-repeated="1011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15" office:value-type="string">
            <text:p>Order No Updation</text:p>
          </table:table-cell>
          <table:table-cell office:value-type="string">
            <text:p>insert in to bankrec</text:p>
          </table:table-cell>
          <table:table-cell office:value-type="string">
            <text:p>FAS.BANKREC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float" office:value="10000">
            <text:p>10000</text:p>
          </table:table-cell>
          <table:table-cell office:value-type="string">
            <text:p>centralized</text:p>
          </table:table-cell>
          <table:table-cell table:number-columns-repeated="1011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15" office:value-type="string">
            <text:p>Order No Updation</text:p>
          </table:table-cell>
          <table:table-cell office:value-type="string">
            <text:p>insert in to ledger,ledger_detail</text:p>
          </table:table-cell>
          <table:table-cell office:value-type="string">
            <text:p>FAS.LEDGER,FAS.LEDGER_DETAIL</text:p>
          </table:table-cell>
          <table:table-cell office:value-type="string">
            <text:p>Write</text:p>
          </table:table-cell>
          <table:table-cell office:value-type="string">
            <text:p>Yes</text:p>
          </table:table-cell>
          <table:table-cell office:value-type="float" office:value="10000">
            <text:p>10000</text:p>
          </table:table-cell>
          <table:table-cell office:value-type="string">
            <text:p>centralized</text:p>
          </table:table-cell>
          <table:table-cell table:number-columns-repeated="1011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mysql procedure</text:p>
          </table:table-cell>
          <table:table-cell table:style-name="ce15" office:value-type="string">
            <text:p>Order No Updation</text:p>
          </table:table-cell>
          <table:table-cell office:value-type="string">
            <text:p>join using TAC_TYPE_ID</text:p>
          </table:table-cell>
          <table:table-cell office:value-type="string">
            <text:p>registration.TAC_TYPE_MST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mysql</text:p>
          </table:table-cell>
          <table:table-cell table:style-name="ce15" office:value-type="string">
            <text:p>Order No Updation</text:p>
          </table:table-cell>
          <table:table-cell office:value-type="string">
            <text:p>join using NJAC_NO</text:p>
          </table:table-cell>
          <table:table-cell office:value-type="string">
            <text:p>registration.TAC_MAIN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mysql</text:p>
          </table:table-cell>
          <table:table-cell table:style-name="ce15" office:value-type="string">
            <text:p>Generate DIS File</text:p>
          </table:table-cell>
          <table:table-cell office:value-type="string">
            <text:p>join using SCHCODE and EX_CODE</text:p>
          </table:table-cell>
          <table:table-cell office:value-type="string">
            <text:p>TAC_SCHMST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mysql</text:p>
          </table:table-cell>
          <table:table-cell table:style-name="ce15" office:value-type="string">
            <text:p>Generate Payment Instruction File</text:p>
          </table:table-cell>
          <table:table-cell office:value-type="string">
            <text:p>join using NJAC_NO</text:p>
          </table:table-cell>
          <table:table-cell office:value-type="string">
            <text:p>TAC_CONTACT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mysql</text:p>
          </table:table-cell>
          <table:table-cell table:style-name="ce15" office:value-type="string">
            <text:p>Generate Payment Instruction File</text:p>
          </table:table-cell>
          <table:table-cell office:value-type="string">
            <text:p>join using NJAC_NO</text:p>
          </table:table-cell>
          <table:table-cell office:value-type="string">
            <text:p>TAC_BANK_MST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mysql</text:p>
          </table:table-cell>
          <table:table-cell table:style-name="ce15" office:value-type="string">
            <text:p>Generate Payment Instruction File</text:p>
          </table:table-cell>
          <table:table-cell office:value-type="string">
            <text:p>join using NJAC_NO and CORR_GEO_CITY</text:p>
          </table:table-cell>
          <table:table-cell office:value-type="string">
            <text:p>TAC_ADDRESS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mysql</text:p>
          </table:table-cell>
          <table:table-cell table:style-name="ce15" office:value-type="string">
            <text:p>Generate Payment Instruction File</text:p>
          </table:table-cell>
          <table:table-cell office:value-type="string">
            <text:p>join using GEO_ID</text:p>
          </table:table-cell>
          <table:table-cell office:value-type="string">
            <text:p>AC_LOCATIONECS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Registration</text:p>
          </table:table-cell>
          <table:table-cell office:value-type="string">
            <text:p>mysql</text:p>
          </table:table-cell>
          <table:table-cell table:style-name="ce15" office:value-type="string">
            <text:p>PMS Transaction Import Utility</text:p>
          </table:table-cell>
          <table:table-cell office:value-type="string">
            <text:p>read EX_CODE,EX_NAME</text:p>
          </table:table-cell>
          <table:table-cell office:value-type="string">
            <text:p>njindiainvest.EXCHANGE_MST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15" office:value-type="string">
            <text:p>Cancel Transaction / Rejection File</text:p>
          </table:table-cell>
          <table:table-cell office:value-type="string">
            <text:p>using VOU</text:p>
          </table:table-cell>
          <table:table-cell office:value-type="string">
            <text:p>FAS.BANKREC</text:p>
          </table:table-cell>
          <table:table-cell office:value-type="string">
            <text:p>Delete</text:p>
          </table:table-cell>
          <table:table-cell office:value-type="string">
            <text:p>Yes</text:p>
          </table:table-cell>
          <table:table-cell/>
          <table:table-cell office:value-type="string">
            <text:p>centralized</text:p>
          </table:table-cell>
          <table:table-cell table:number-columns-repeated="1011"/>
        </table:table-row>
        <table:table-row table:style-name="ro5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AS</text:p>
          </table:table-cell>
          <table:table-cell office:value-type="string">
            <text:p>ORACLE</text:p>
          </table:table-cell>
          <table:table-cell table:style-name="ce15" office:value-type="string">
            <text:p>Cancel Transaction / Rejection File,Pay Out Utility</text:p>
          </table:table-cell>
          <table:table-cell office:value-type="string">
            <text:p>using VOU</text:p>
          </table:table-cell>
          <table:table-cell office:value-type="string">
            <text:p>FAS.LEDGER,FAS.LEDGER_DETAIL</text:p>
          </table:table-cell>
          <table:table-cell office:value-type="string">
            <text:p>Delete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mysql</text:p>
          </table:table-cell>
          <table:table-cell table:style-name="ce15" office:value-type="string">
            <text:p>Export SIP Registration File</text:p>
          </table:table-cell>
          <table:table-cell office:value-type="string">
            <text:p>join using SCHCODE</text:p>
          </table:table-cell>
          <table:table-cell office:value-type="string">
            <text:p>njindiainvest.NAVSCH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6">
          <table:table-cell office:value-type="string">
            <text:p>shivam</text:p>
          </table:table-cell>
          <table:table-cell office:value-type="string">
            <text:p>pratik</text:p>
          </table:table-cell>
          <table:table-cell office:value-type="string">
            <text:p>tradingaccount</text:p>
          </table:table-cell>
          <table:table-cell office:value-type="string">
            <text:p>Java</text:p>
          </table:table-cell>
          <table:table-cell office:value-type="string">
            <text:p>FUNDWATCH</text:p>
          </table:table-cell>
          <table:table-cell office:value-type="string">
            <text:p>mysql</text:p>
          </table:table-cell>
          <table:table-cell table:style-name="ce15" office:value-type="string">
            <text:p>Export SIP Registration File</text:p>
          </table:table-cell>
          <table:table-cell office:value-type="string">
            <text:p>join using CCODE</text:p>
          </table:table-cell>
          <table:table-cell office:value-type="string">
            <text:p>njindiainvest.COMPANY</text:p>
          </table:table-cell>
          <table:table-cell office:value-type="string">
            <text:p>Read</text:p>
          </table:table-cell>
          <table:table-cell table:number-columns-repeated="1014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r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ce27"/>
        <table:table-column table:style-name="co15" table:default-cell-style-name="ce27"/>
        <table:table-column table:style-name="co16" table:default-cell-style-name="ce27"/>
        <table:table-column table:style-name="co17" table:default-cell-style-name="ce29"/>
        <table:table-column table:style-name="co18" table:number-columns-repeated="239" table:default-cell-style-name="Default"/>
        <table:table-column table:style-name="co41" table:number-columns-repeated="767" table:default-cell-style-name="Default"/>
        <table:table-row table:style-name="ro1">
          <table:table-cell table:style-name="ce22" office:value-type="string">
            <text:p>Sr TL name</text:p>
          </table:table-cell>
          <table:table-cell table:style-name="ce23" office:value-type="string">
            <text:p>TL Name</text:p>
          </table:table-cell>
          <table:table-cell table:style-name="ce22" office:value-type="string">
            <text:p>FROM PROJECT</text:p>
          </table:table-cell>
          <table:table-cell table:style-name="ce22" office:value-type="string">
            <text:p>FROM TECH</text:p>
          </table:table-cell>
          <table:table-cell table:style-name="ce22" office:value-type="string">
            <text:p>TO PROJECT</text:p>
          </table:table-cell>
          <table:table-cell table:style-name="ce22" office:value-type="string">
            <text:p>TO TECH</text:p>
          </table:table-cell>
          <table:table-cell table:style-name="ce22" office:value-type="string">
            <text:p>MODULE</text:p>
          </table:table-cell>
          <table:table-cell table:style-name="ce22" office:value-type="string">
            <text:p>Activity Details</text:p>
          </table:table-cell>
          <table:table-cell table:style-name="ce22" office:value-type="string">
            <text:p>TABLE USED</text:p>
          </table:table-cell>
          <table:table-cell table:style-name="ce22" office:value-type="string">
            <text:p>ACCESS</text:p>
          </table:table-cell>
          <table:table-cell table:style-name="ce22" office:value-type="string">
            <text:p>Is in Batch</text:p>
          </table:table-cell>
          <table:table-cell table:style-name="ce22" office:value-type="string">
            <text:p>Max Batch size</text:p>
          </table:table-cell>
          <table:table-cell table:style-name="ce22" office:value-type="string">
            <text:p>Modularity</text:p>
          </table:table-cell>
          <table:table-cell table:style-name="ce22" office:value-type="string">
            <text:p>Complexity of query</text:p>
          </table:table-cell>
          <table:table-cell table:style-name="ce26" office:value-type="string">
            <text:p>Solution</text:p>
          </table:table-cell>
          <table:table-cell table:style-name="ce26" office:value-type="string">
            <text:p>Service Name</text:p>
          </table:table-cell>
          <table:table-cell table:style-name="ce26" office:value-type="string">
            <text:p>Service readiness</text:p>
          </table:table-cell>
          <table:table-cell table:style-name="ce28" office:value-type="string">
            <text:p>Action Needed</text:p>
          </table:table-cell>
          <table:table-cell table:style-name="ce22" table:number-columns-repeated="1006"/>
        </table:table-row>
        <table:table-row table:style-name="ro1">
          <table:table-cell office:value-type="string">
            <text:p>shivam</text:p>
          </table:table-cell>
          <table:table-cell office:value-type="string">
            <text:p>Sandip</text:p>
          </table:table-cell>
          <table:table-cell office:value-type="string">
            <text:p>HRMS</text:p>
          </table:table-cell>
          <table:table-cell office:value-type="string">
            <text:p>Java/Oracle</text:p>
          </table:table-cell>
          <table:table-cell office:value-type="string">
            <text:p>MFTRAN</text:p>
          </table:table-cell>
          <table:table-cell office:value-type="string">
            <text:p>PROCEDURE</text:p>
          </table:table-cell>
          <table:table-cell office:value-type="string">
            <text:p>Employee Master</text:p>
          </table:table-cell>
          <table:table-cell office:value-type="string">
            <text:p>create profile for sales employee</text:p>
          </table:table-cell>
          <table:table-cell office:value-type="string">
            <text:p>mftran.MIS_CALC_PROFILE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web service</text:p>
          </table:table-cell>
          <table:table-cell office:value-type="string">
            <text:p>LedgerService</text:p>
          </table:table-cell>
          <table:table-cell office:value-type="string">
            <text:p>need to developer producer</text:p>
          </table:table-cell>
          <table:table-cell office:value-type="string">
            <text:p>wait</text:p>
          </table:table-cell>
          <table:table-cell table:number-columns-repeated="1006"/>
        </table:table-row>
        <table:table-row table:style-name="ro1">
          <table:table-cell office:value-type="string">
            <text:p>shivam</text:p>
          </table:table-cell>
          <table:table-cell office:value-type="string">
            <text:p>Sandip</text:p>
          </table:table-cell>
          <table:table-cell office:value-type="string">
            <text:p>HRMS</text:p>
          </table:table-cell>
          <table:table-cell office:value-type="string">
            <text:p>Java/Oracle</text:p>
          </table:table-cell>
          <table:table-cell office:value-type="string">
            <text:p>MFTRAN</text:p>
          </table:table-cell>
          <table:table-cell office:value-type="string">
            <text:p>PROCEDURE</text:p>
          </table:table-cell>
          <table:table-cell office:value-type="string">
            <text:p>Employee Shifting</text:p>
          </table:table-cell>
          <table:table-cell office:value-type="string">
            <text:p>create profile for sales employee</text:p>
          </table:table-cell>
          <table:table-cell office:value-type="string">
            <text:p>mftran.MIS_CALC_PROFILE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6"/>
          <table:table-cell office:value-type="string">
            <text:p>use it as consumer</text:p>
          </table:table-cell>
          <table:table-cell table:number-columns-repeated="1006"/>
        </table:table-row>
        <table:table-row table:style-name="ro1">
          <table:table-cell office:value-type="string">
            <text:p>shivam</text:p>
          </table:table-cell>
          <table:table-cell office:value-type="string">
            <text:p>Sandip</text:p>
          </table:table-cell>
          <table:table-cell office:value-type="string">
            <text:p>HRMS</text:p>
          </table:table-cell>
          <table:table-cell office:value-type="string">
            <text:p>Java/Oracle</text:p>
          </table:table-cell>
          <table:table-cell office:value-type="string">
            <text:p>MFTRAN</text:p>
          </table:table-cell>
          <table:table-cell office:value-type="string">
            <text:p>PROCEDURE</text:p>
          </table:table-cell>
          <table:table-cell office:value-type="string">
            <text:p>Additional Positon</text:p>
          </table:table-cell>
          <table:table-cell office:value-type="string">
            <text:p>create profile for sales employee</text:p>
          </table:table-cell>
          <table:table-cell office:value-type="string">
            <text:p>mftran.MIS_CALC_PROFILE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shivam</text:p>
          </table:table-cell>
          <table:table-cell office:value-type="string">
            <text:p>Sandip</text:p>
          </table:table-cell>
          <table:table-cell office:value-type="string">
            <text:p>HRMS</text:p>
          </table:table-cell>
          <table:table-cell office:value-type="string">
            <text:p>Java/Oracle</text:p>
          </table:table-cell>
          <table:table-cell office:value-type="string">
            <text:p>MFTRAN</text:p>
          </table:table-cell>
          <table:table-cell office:value-type="string">
            <text:p>oracle</text:p>
          </table:table-cell>
          <table:table-cell office:value-type="string">
            <text:p>Employee Shifting</text:p>
          </table:table-cell>
          <table:table-cell office:value-type="string">
            <text:p>before sales employee shifting need to verifty no partent exist to reporting to shifted employee</text:p>
          </table:table-cell>
          <table:table-cell office:value-type="string">
            <text:p>mftran.GRPMS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INNNER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sandip</text:p>
          </table:table-cell>
          <table:table-cell office:value-type="string">
            <text:p>HRMS</text:p>
          </table:table-cell>
          <table:table-cell office:value-type="string">
            <text:p>Java/Oracle</text:p>
          </table:table-cell>
          <table:table-cell office:value-type="string">
            <text:p>MFTRAN</text:p>
          </table:table-cell>
          <table:table-cell office:value-type="string">
            <text:p>oracle,proceduer</text:p>
          </table:table-cell>
          <table:table-cell office:value-type="string">
            <text:p>Employee Termination</text:p>
          </table:table-cell>
          <table:table-cell office:value-type="string">
            <text:p>for verify no partner reporting date should be grater than employee termination date, and set parent employee code for terminate employee</text:p>
          </table:table-cell>
          <table:table-cell office:value-type="string">
            <text:p>MFTRNA.PART_PROD,MFTRAN.PATN_SHIFTING</text:p>
          </table:table-cell>
          <table:table-cell office:value-type="string">
            <text:p>both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INNNER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sandip</text:p>
          </table:table-cell>
          <table:table-cell office:value-type="string">
            <text:p>HRMS</text:p>
          </table:table-cell>
          <table:table-cell office:value-type="string">
            <text:p>Java/Oracle</text:p>
          </table:table-cell>
          <table:table-cell office:value-type="string">
            <text:p>MFTRAN</text:p>
          </table:table-cell>
          <table:table-cell office:value-type="string">
            <text:p>oracle,proceduer</text:p>
          </table:table-cell>
          <table:table-cell office:value-type="string">
            <text:p>Employee Termination</text:p>
          </table:table-cell>
          <table:table-cell office:value-type="string">
            <text:p>for verify no partner reporting date should be grater than employee termination date, and set parent employee code for terminate employee</text:p>
          </table:table-cell>
          <table:table-cell office:value-type="string">
            <text:p>MFTRAN.GRPMST,MFTRAN.GRPMST_LOG</text:p>
          </table:table-cell>
          <table:table-cell office:value-type="string">
            <text:p>both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INNNER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sandip</text:p>
          </table:table-cell>
          <table:table-cell office:value-type="string">
            <text:p>HRMS</text:p>
          </table:table-cell>
          <table:table-cell office:value-type="string">
            <text:p>Java/ mysql</text:p>
          </table:table-cell>
          <table:table-cell office:value-type="string">
            <text:p>AMFIMONITOR</text:p>
          </table:table-cell>
          <table:table-cell office:value-type="string">
            <text:p>mysql,proceduer</text:p>
          </table:table-cell>
          <table:table-cell office:value-type="string">
            <text:p>Employee Termination</text:p>
          </table:table-cell>
          <table:table-cell office:value-type="string">
            <text:p>for set parent code of terminate employee for value pack </text:p>
          </table:table-cell>
          <table:table-cell office:value-type="string">
            <text:p>AMFIMONITOR.CANDIDATEMASTER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INNNER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sandip</text:p>
          </table:table-cell>
          <table:table-cell office:value-type="string">
            <text:p>HRMS</text:p>
          </table:table-cell>
          <table:table-cell office:value-type="string">
            <text:p>Java/ mysql</text:p>
          </table:table-cell>
          <table:table-cell office:value-type="string">
            <text:p>AMFIMONITOR</text:p>
          </table:table-cell>
          <table:table-cell office:value-type="string">
            <text:p>mysql,proceduer</text:p>
          </table:table-cell>
          <table:table-cell office:value-type="string">
            <text:p>Employee Termination</text:p>
          </table:table-cell>
          <table:table-cell office:value-type="string">
            <text:p>for set parent code of terminate employee for value pack </text:p>
          </table:table-cell>
          <table:table-cell office:value-type="string">
            <text:p>AMFIMONITOR.EXAMCANDIDATE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INNNER</text:p>
          </table:table-cell>
          <table:table-cell table:number-columns-repeated="1010"/>
        </table:table-row>
        <table:table-row table:style-name="ro1">
          <table:table-cell office:value-type="string">
            <text:p>shivam</text:p>
          </table:table-cell>
          <table:table-cell office:value-type="string">
            <text:p>sandip</text:p>
          </table:table-cell>
          <table:table-cell office:value-type="string">
            <text:p>HRMS</text:p>
          </table:table-cell>
          <table:table-cell office:value-type="string">
            <text:p>java</text:p>
          </table:table-cell>
          <table:table-cell office:value-type="string">
            <text:p>ACLNEW</text:p>
          </table:table-cell>
          <table:table-cell office:value-type="string">
            <text:p>oracle</text:p>
          </table:table-cell>
          <table:table-cell office:value-type="string">
            <text:p>Trainee Termination</text:p>
          </table:table-cell>
          <table:table-cell office:value-type="string">
            <text:p>remove all access given to trainee</text:p>
          </table:table-cell>
          <table:table-cell office:value-type="string">
            <text:p>ACL.TRAINEE_PROJECT,ACL.TRAINEE_MENU,ACL.TRAINEE_COMP_DATA_ACCESS,ACL.TRAINEE_SEG_DATA_ACCESS 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1" table:number-rows-repeated="49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25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25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4"/>
          <table:table-cell table:number-columns-repeated="1017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ftran" table:style-name="ta1" table:print="false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8" table:number-columns-repeated="1006" table:default-cell-style-name="Default"/>
        <table:table-row table:style-name="ro1">
          <table:table-cell table:style-name="ce10" office:value-type="string">
            <text:p>Sr TL name</text:p>
          </table:table-cell>
          <table:table-cell table:style-name="ce21" office:value-type="string">
            <text:p>TL Name</text:p>
          </table:table-cell>
          <table:table-cell table:style-name="ce10" office:value-type="string">
            <text:p>FROM PROJECT</text:p>
          </table:table-cell>
          <table:table-cell table:style-name="ce10" office:value-type="string">
            <text:p>FROM TECH</text:p>
          </table:table-cell>
          <table:table-cell table:style-name="ce10" office:value-type="string">
            <text:p>TO PROJECT</text:p>
          </table:table-cell>
          <table:table-cell table:style-name="ce10" office:value-type="string">
            <text:p>TO TECH</text:p>
          </table:table-cell>
          <table:table-cell table:style-name="ce10" office:value-type="string">
            <text:p>MODULE</text:p>
          </table:table-cell>
          <table:table-cell table:style-name="ce10" office:value-type="string">
            <text:p>Activity Details</text:p>
          </table:table-cell>
          <table:table-cell table:style-name="ce10" office:value-type="string">
            <text:p>TABLE USED</text:p>
          </table:table-cell>
          <table:table-cell table:style-name="ce10" office:value-type="string">
            <text:p>ACCESS</text:p>
          </table:table-cell>
          <table:table-cell table:style-name="ce10" office:value-type="string">
            <text:p>Is in Batch</text:p>
          </table:table-cell>
          <table:table-cell table:style-name="ce10" office:value-type="string">
            <text:p>Max Batch size</text:p>
          </table:table-cell>
          <table:table-cell table:style-name="ce10" office:value-type="string">
            <text:p>Modularity</text:p>
          </table:table-cell>
          <table:table-cell table:style-name="ce10" office:value-type="string">
            <text:p>Complexity of query</text:p>
          </table:table-cell>
          <table:table-cell table:style-name="ce4" office:value-type="string">
            <text:p>Solution</text:p>
          </table:table-cell>
          <table:table-cell table:style-name="ce4" office:value-type="string">
            <text:p>Service Name</text:p>
          </table:table-cell>
          <table:table-cell table:style-name="ce4" office:value-type="string">
            <text:p>Service readiness</text:p>
          </table:table-cell>
          <table:table-cell table:style-name="ce5" office:value-type="string">
            <text:p>Action Needed</text:p>
          </table:table-cell>
          <table:table-cell table:style-name="ce10" table:number-columns-repeated="1006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Edit (Brokerage)</text:p>
          </table:table-cell>
          <table:table-cell office:value-type="string">
            <text:p>update TRNDATE,NOUNIT,AMOUNT,UNITRATE,NAV,TRNTYPE <text:s/>using TRNO</text:p>
          </table:table-cell>
          <table:table-cell office:value-type="string">
            <text:p>PRO_BILL_UF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2"/>
          <table:table-cell table:style-name="ce8" table:number-columns-repeated="3"/>
          <table:table-cell table:style-name="ce9"/>
          <table:table-cell table:number-columns-repeated="1006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Edit (Brokerage)</text:p>
          </table:table-cell>
          <table:table-cell office:value-type="string">
            <text:p>Update <text:s/>TRNDATE,INVAMT,TRNTYPE <text:s/>using TRNO</text:p>
          </table:table-cell>
          <table:table-cell office:value-type="string">
            <text:p>PRO_BILL_TR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2"/>
          <table:table-cell table:style-name="ce8" table:number-columns-repeated="3"/>
          <table:table-cell table:style-name="ce9"/>
          <table:table-cell table:number-columns-repeated="1006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Edit (Brokerage)</text:p>
          </table:table-cell>
          <table:table-cell office:value-type="string">
            <text:p>Select using TRNO</text:p>
          </table:table-cell>
          <table:table-cell office:value-type="string">
            <text:p>PRO_BILL_TR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3"/>
          <table:table-cell table:style-name="ce8" table:number-columns-repeated="3"/>
          <table:table-cell table:style-name="ce9"/>
          <table:table-cell table:number-columns-repeated="1006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Edit (Brokerage)</text:p>
          </table:table-cell>
          <table:table-cell office:value-type="string">
            <text:p>Select using TRNO</text:p>
          </table:table-cell>
          <table:table-cell office:value-type="string">
            <text:p>PRO_BILL_UF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3"/>
          <table:table-cell table:style-name="ce8" table:number-columns-repeated="3"/>
          <table:table-cell table:style-name="ce9"/>
          <table:table-cell table:number-columns-repeated="1006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erge / Change Folio No</text:p>
          </table:table-cell>
          <table:table-cell office:value-type="string">
            <text:p>Update <text:s/>FOLIONO using TRNO</text:p>
          </table:table-cell>
          <table:table-cell office:value-type="string">
            <text:p>PRO_BILL_UF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erge / Change Folio No</text:p>
          </table:table-cell>
          <table:table-cell office:value-type="string">
            <text:p>Update <text:s/>FOLIONO using TRNO</text:p>
          </table:table-cell>
          <table:table-cell office:value-type="string">
            <text:p>PRO_BILL_TR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anual Unique number update</text:p>
          </table:table-cell>
          <table:table-cell office:value-type="string">
            <text:p>Select using TRNO</text:p>
          </table:table-cell>
          <table:table-cell office:value-type="string">
            <text:p>PRO_BILL_TR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anual Unique number update</text:p>
          </table:table-cell>
          <table:table-cell office:value-type="string">
            <text:p>Select using TRNO</text:p>
          </table:table-cell>
          <table:table-cell office:value-type="string">
            <text:p>PRO_BILL_UF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Account Merging</text:p>
          </table:table-cell>
          <table:table-cell office:value-type="string">
            <text:p>Upadte <text:s/>ACCODE using TRNO</text:p>
          </table:table-cell>
          <table:table-cell office:value-type="string">
            <text:p>PRO_BILL_TR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Account Merging</text:p>
          </table:table-cell>
          <table:table-cell office:value-type="string">
            <text:p>Upadte <text:s/>ACCODE using TRNO</text:p>
          </table:table-cell>
          <table:table-cell office:value-type="string">
            <text:p>PRO_BILL_UF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odify Folio</text:p>
          </table:table-cell>
          <table:table-cell office:value-type="string">
            <text:p>Update grpcode,ACCODE <text:s/>using FOLIONO and SCHCODE</text:p>
          </table:table-cell>
          <table:table-cell office:value-type="string">
            <text:p>PRO_BILL_TR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odify Folio</text:p>
          </table:table-cell>
          <table:table-cell office:value-type="string">
            <text:p>Update grpcode,ACCODE <text:s/>using FOLIONO and SCHCODE</text:p>
          </table:table-cell>
          <table:table-cell office:value-type="string">
            <text:p>PRO_BILL_UF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Account Merging Bulk</text:p>
          </table:table-cell>
          <table:table-cell office:value-type="string">
            <text:p>Update ACCODE using ACCODE</text:p>
          </table:table-cell>
          <table:table-cell office:value-type="string">
            <text:p>PRO_BILL_TR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Account Merging Bulk</text:p>
          </table:table-cell>
          <table:table-cell office:value-type="string">
            <text:p>Update ACCODE using ACCODE</text:p>
          </table:table-cell>
          <table:table-cell office:value-type="string">
            <text:p>PRO_BILL_UF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Transaction Delete</text:p>
          </table:table-cell>
          <table:table-cell office:value-type="string">
            <text:p>select using TRNO</text:p>
          </table:table-cell>
          <table:table-cell office:value-type="string">
            <text:p>PRO_BILL_TR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Transaction Delete</text:p>
          </table:table-cell>
          <table:table-cell office:value-type="string">
            <text:p>select using TRNO</text:p>
          </table:table-cell>
          <table:table-cell office:value-type="string">
            <text:p>PRO_BILL_TR_SPLI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Transaction Delete</text:p>
          </table:table-cell>
          <table:table-cell office:value-type="string">
            <text:p>select using TRNO</text:p>
          </table:table-cell>
          <table:table-cell office:value-type="string">
            <text:p>PRO_BILL_UF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SIP/STP Detail Report</text:p>
          </table:table-cell>
          <table:table-cell office:value-type="string">
            <text:p>select using TRNO</text:p>
          </table:table-cell>
          <table:table-cell office:value-type="string">
            <text:p>PRO_BILL_UF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SIP/STP Detail Report</text:p>
          </table:table-cell>
          <table:table-cell office:value-type="string">
            <text:p>select using TRNO</text:p>
          </table:table-cell>
          <table:table-cell office:value-type="string">
            <text:p>PRO_BILL_TR_SPLIT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SIP/STP Detail Report</text:p>
          </table:table-cell>
          <table:table-cell office:value-type="string">
            <text:p>select using TRNO</text:p>
          </table:table-cell>
          <table:table-cell office:value-type="string">
            <text:p>PRO_BILL_TR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Broker &amp; Pan Diff. Utility</text:p>
          </table:table-cell>
          <table:table-cell office:value-type="string">
            <text:p>select using TRNO</text:p>
          </table:table-cell>
          <table:table-cell office:value-type="string">
            <text:p>PRO_BILL_TR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Broker &amp; Pan Diff. Utility</text:p>
          </table:table-cell>
          <table:table-cell office:value-type="string">
            <text:p>select using TRNO</text:p>
          </table:table-cell>
          <table:table-cell office:value-type="string">
            <text:p>PRO_BILL_UF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table:number-columns-repeated="1013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erge / Change Folio No</text:p>
          </table:table-cell>
          <table:table-cell office:value-type="string">
            <text:p>Update FOLIONO using TRNO</text:p>
          </table:table-cell>
          <table:table-cell office:value-type="string">
            <text:p>PRO_BILL_TR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Merge / Change Folio No</text:p>
          </table:table-cell>
          <table:table-cell office:value-type="string">
            <text:p>Update FOLIONO using TRNO</text:p>
          </table:table-cell>
          <table:table-cell office:value-type="string">
            <text:p>PRO_BILL_UF</text:p>
          </table:table-cell>
          <table:table-cell office:value-type="string">
            <text:p>write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Group Deletion Utility</text:p>
          </table:table-cell>
          <table:table-cell office:value-type="string">
            <text:p>select using GRPCODE</text:p>
          </table:table-cell>
          <table:table-cell office:value-type="string">
            <text:p>PRO_BILL_UF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Group Deletion Utility</text:p>
          </table:table-cell>
          <table:table-cell office:value-type="string">
            <text:p>select using BRCODE</text:p>
          </table:table-cell>
          <table:table-cell office:value-type="string">
            <text:p>PRO_BILL_TR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  <table:table-row table:style-name="ro9">
          <table:table-cell office:value-type="string">
            <text:p>shivam</text:p>
          </table:table-cell>
          <table:table-cell office:value-type="string">
            <text:p>Paritosh</text:p>
          </table:table-cell>
          <table:table-cell office:value-type="string">
            <text:p>Mftran</text:p>
          </table:table-cell>
          <table:table-cell office:value-type="string">
            <text:p>Java</text:p>
          </table:table-cell>
          <table:table-cell office:value-type="string">
            <text:p>MFUND</text:p>
          </table:table-cell>
          <table:table-cell office:value-type="string">
            <text:p>Oracle</text:p>
          </table:table-cell>
          <table:table-cell office:value-type="string">
            <text:p>Group Deletion Utility</text:p>
          </table:table-cell>
          <table:table-cell office:value-type="string">
            <text:p>select using BRCODE</text:p>
          </table:table-cell>
          <table:table-cell office:value-type="string">
            <text:p>PRO_BILL_UF</text:p>
          </table:table-cell>
          <table:table-cell office:value-type="string">
            <text:p>read</text:p>
          </table:table-cell>
          <table:table-cell office:value-type="string">
            <text:p>no</text:p>
          </table:table-cell>
          <table:table-cell office:value-type="string">
            <text:p>-</text:p>
          </table:table-cell>
          <table:table-cell table:number-columns-repeated="1012"/>
        </table:table-row>
      </table:table>
      <table:table table:name="Sheet7" table:style-name="ta1" table:print="false">
        <table:table-column table:style-name="co18" table:default-cell-style-name="Default"/>
        <table:table-row table:style-name="ro1">
          <table:table-cell/>
        </table:table-row>
      </table:table>
      <table:database-ranges>
        <table:database-range table:target-range-address="Mfund.A1:Mfund.AMJ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14/07/2011</text:date>, <text:time>19:3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3T17:45:30</meta:creation-date>
    <dc:date>2011-07-14T19:35:12</dc:date>
    <meta:editing-duration>PT25H53M36S</meta:editing-duration>
    <meta:editing-cycles>160</meta:editing-cycles>
    <meta:generator>OpenOffice.org/3.1$Linux OpenOffice.org_project/310m19$Build-9420</meta:generator>
    <meta:document-statistic meta:table-count="7" meta:cell-count="6068" meta:object-count="0"/>
  </office:meta>
</office:document-meta>
</file>